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6" manifest:media-type=""/>
  <manifest:file-entry manifest:full-path="Versions/Version7" manifest:media-type=""/>
  <manifest:file-entry manifest:full-path="Versions/Version5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NullAndEmpty" style:family="table">
      <style:table-properties style:width="18cm" table:align="margins"/>
    </style:style>
    <style:style style:name="NullAndEmpty.A" style:family="table-column">
      <style:table-column-properties style:column-width="8.999cm" style:rel-column-width="32767*"/>
    </style:style>
    <style:style style:name="NullAndEmpty.B" style:family="table-column">
      <style:table-column-properties style:column-width="9.001cm" style:rel-column-width="32768*"/>
    </style:style>
    <style:style style:name="NullAndEmpty.A1" style:family="table-cell">
      <style:table-cell-properties fo:padding="0.097cm" fo:border-left="0.05pt solid #000000" fo:border-right="none" fo:border-top="0.05pt solid #000000" fo:border-bottom="0.05pt solid #000000"/>
    </style:style>
    <style:style style:name="NullAndEmpty.B1" style:family="table-cell">
      <style:table-cell-properties fo:padding="0.097cm" fo:border="0.05pt solid #000000"/>
    </style:style>
    <style:style style:name="NullAndEmpty.A2" style:family="table-cell">
      <style:table-cell-properties fo:padding="0.097cm" fo:border-left="0.05pt solid #000000" fo:border-right="none" fo:border-top="none" fo:border-bottom="0.05pt solid #000000"/>
    </style:style>
    <style:style style:name="NullAndEmpty.B2" style:family="table-cell">
      <style:table-cell-properties fo:padding="0.097cm" fo:border-left="0.05pt solid #000000" fo:border-right="0.05pt solid #000000" fo:border-top="none" fo:border-bottom="0.05pt solid #000000"/>
    </style:style>
    <style:style style:name="URLs" style:family="table">
      <style:table-properties style:width="18cm" table:align="margins"/>
    </style:style>
    <style:style style:name="URLs.A" style:family="table-column">
      <style:table-column-properties style:column-width="10.384cm" style:rel-column-width="37805*"/>
    </style:style>
    <style:style style:name="URLs.B" style:family="table-column">
      <style:table-column-properties style:column-width="7.616cm" style:rel-column-width="27730*"/>
    </style:style>
    <style:style style:name="URLs.A1" style:family="table-cell">
      <style:table-cell-properties fo:padding="0.097cm" fo:border-left="0.05pt solid #000000" fo:border-right="none" fo:border-top="0.05pt solid #000000" fo:border-bottom="0.05pt solid #000000"/>
    </style:style>
    <style:style style:name="URLs.B1" style:family="table-cell">
      <style:table-cell-properties fo:padding="0.097cm" fo:border="0.05pt solid #000000"/>
    </style:style>
    <style:style style:name="URLs.A2" style:family="table-cell">
      <style:table-cell-properties fo:padding="0.097cm" fo:border-left="0.05pt solid #000000" fo:border-right="none" fo:border-top="none" fo:border-bottom="0.05pt solid #000000"/>
    </style:style>
    <style:style style:name="URL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" style:family="table">
      <style:table-properties style:width="18cm" table:align="margins"/>
    </style:style>
    <style:style style:name="Таблица.A" style:family="table-column">
      <style:table-column-properties style:column-width="3.999cm" style:rel-column-width="14558*"/>
    </style:style>
    <style:style style:name="Таблица.B" style:family="table-column">
      <style:table-column-properties style:column-width="3cm" style:rel-column-width="10923*"/>
    </style:style>
    <style:style style:name="Таблица.C" style:family="table-column">
      <style:table-column-properties style:column-width="5.001cm" style:rel-column-width="18205*"/>
    </style:style>
    <style:style style:name="Таблица.D" style:family="table-column">
      <style:table-column-properties style:column-width="6.001cm" style:rel-column-width="21849*"/>
    </style:style>
    <style:style style:name="Таблица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.D1" style:family="table-cell">
      <style:table-cell-properties fo:padding="0.097cm" fo:border="0.05pt solid #000000"/>
    </style:style>
    <style:style style:name="Таблица.A2" style:family="table-cell">
      <style:table-cell-properties fo:padding="0.097cm" fo:border-left="0.05pt solid #000000" fo:border-right="none" fo:border-top="none" fo:border-bottom="0.05pt solid #000000"/>
    </style:style>
    <style:style style:name="Таблица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3.999cm" style:rel-column-width="14558*"/>
    </style:style>
    <style:style style:name="Таблица1.B" style:family="table-column">
      <style:table-column-properties style:column-width="3cm" style:rel-column-width="10923*"/>
    </style:style>
    <style:style style:name="Таблица1.C" style:family="table-column">
      <style:table-column-properties style:column-width="5.001cm" style:rel-column-width="18205*"/>
    </style:style>
    <style:style style:name="Таблица1.D" style:family="table-column">
      <style:table-column-properties style:column-width="6.001cm" style:rel-column-width="2184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3.999cm" style:rel-column-width="14558*"/>
    </style:style>
    <style:style style:name="Таблица2.B" style:family="table-column">
      <style:table-column-properties style:column-width="3cm" style:rel-column-width="10923*"/>
    </style:style>
    <style:style style:name="Таблица2.C" style:family="table-column">
      <style:table-column-properties style:column-width="5.001cm" style:rel-column-width="18205*"/>
    </style:style>
    <style:style style:name="Таблица2.D" style:family="table-column">
      <style:table-column-properties style:column-width="6.001cm" style:rel-column-width="2184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3.999cm" style:rel-column-width="14558*"/>
    </style:style>
    <style:style style:name="Таблица3.B" style:family="table-column">
      <style:table-column-properties style:column-width="3cm" style:rel-column-width="10923*"/>
    </style:style>
    <style:style style:name="Таблица3.C" style:family="table-column">
      <style:table-column-properties style:column-width="5.001cm" style:rel-column-width="18205*"/>
    </style:style>
    <style:style style:name="Таблица3.D" style:family="table-column">
      <style:table-column-properties style:column-width="6.001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ПраваВСистеме" style:family="table">
      <style:table-properties style:width="18cm" table:align="margins"/>
    </style:style>
    <style:style style:name="ПраваВСистеме.A" style:family="table-column">
      <style:table-column-properties style:column-width="6.151cm" style:rel-column-width="22392*"/>
    </style:style>
    <style:style style:name="ПраваВСистеме.B" style:family="table-column">
      <style:table-column-properties style:column-width="11.85cm" style:rel-column-width="43143*"/>
    </style:style>
    <style:style style:name="ПраваВСистеме.A1" style:family="table-cell">
      <style:table-cell-properties fo:padding="0.097cm" fo:border-left="0.05pt solid #000000" fo:border-right="none" fo:border-top="0.05pt solid #000000" fo:border-bottom="0.05pt solid #000000"/>
    </style:style>
    <style:style style:name="ПраваВСистеме.B1" style:family="table-cell">
      <style:table-cell-properties fo:padding="0.097cm" fo:border="0.05pt solid #000000"/>
    </style:style>
    <style:style style:name="ПраваВСистеме.A2" style:family="table-cell">
      <style:table-cell-properties fo:padding="0.097cm" fo:border-left="0.05pt solid #000000" fo:border-right="none" fo:border-top="none" fo:border-bottom="0.05pt solid #000000"/>
    </style:style>
    <style:style style:name="ПраваВСистеме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4.001cm" style:rel-column-width="14564*"/>
    </style:style>
    <style:style style:name="Таблица4.B" style:family="table-column">
      <style:table-column-properties style:column-width="3cm" style:rel-column-width="10923*"/>
    </style:style>
    <style:style style:name="Таблица4.C" style:family="table-column">
      <style:table-column-properties style:column-width="5.001cm" style:rel-column-width="18205*"/>
    </style:style>
    <style:style style:name="Таблица4.D" style:family="table-column">
      <style:table-column-properties style:column-width="5.999cm" style:rel-column-width="2184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LogTables" style:family="table">
      <style:table-properties style:width="18cm" table:align="margins"/>
    </style:style>
    <style:style style:name="LogTables.A" style:family="table-column">
      <style:table-column-properties style:column-width="4.001cm" style:rel-column-width="14564*"/>
    </style:style>
    <style:style style:name="LogTables.B" style:family="table-column">
      <style:table-column-properties style:column-width="14cm" style:rel-column-width="50971*"/>
    </style:style>
    <style:style style:name="LogTables.A1" style:family="table-cell">
      <style:table-cell-properties fo:padding="0.097cm" fo:border-left="0.05pt solid #000000" fo:border-right="none" fo:border-top="0.05pt solid #000000" fo:border-bottom="0.05pt solid #000000"/>
    </style:style>
    <style:style style:name="LogTables.B1" style:family="table-cell">
      <style:table-cell-properties fo:padding="0.097cm" fo:border="0.05pt solid #000000"/>
    </style:style>
    <style:style style:name="LogTables.A2" style:family="table-cell">
      <style:table-cell-properties fo:padding="0.097cm" fo:border-left="0.05pt solid #000000" fo:border-right="none" fo:border-top="none" fo:border-bottom="0.05pt solid #000000"/>
    </style:style>
    <style:style style:name="LogTable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3.999cm" style:rel-column-width="14558*"/>
    </style:style>
    <style:style style:name="Таблица5.B" style:family="table-column">
      <style:table-column-properties style:column-width="3cm" style:rel-column-width="10923*"/>
    </style:style>
    <style:style style:name="Таблица5.C" style:family="table-column">
      <style:table-column-properties style:column-width="5.001cm" style:rel-column-width="18205*"/>
    </style:style>
    <style:style style:name="Таблица5.D" style:family="table-column">
      <style:table-column-properties style:column-width="6.001cm" style:rel-column-width="2184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EventType" style:family="table">
      <style:table-properties style:width="18cm" table:align="margins"/>
    </style:style>
    <style:style style:name="EventType.A" style:family="table-column">
      <style:table-column-properties style:column-width="6.001cm" style:rel-column-width="21847*"/>
    </style:style>
    <style:style style:name="EventType.B" style:family="table-column">
      <style:table-column-properties style:column-width="12cm" style:rel-column-width="43688*"/>
    </style:style>
    <style:style style:name="EventType.A1" style:family="table-cell">
      <style:table-cell-properties fo:padding="0.097cm" fo:border-left="0.05pt solid #000000" fo:border-right="none" fo:border-top="0.05pt solid #000000" fo:border-bottom="0.05pt solid #000000"/>
    </style:style>
    <style:style style:name="EventType.B1" style:family="table-cell">
      <style:table-cell-properties fo:padding="0.097cm" fo:border="0.05pt solid #000000"/>
    </style:style>
    <style:style style:name="EventType.A2" style:family="table-cell">
      <style:table-cell-properties fo:padding="0.097cm" fo:border-left="0.05pt solid #000000" fo:border-right="none" fo:border-top="none" fo:border-bottom="0.05pt solid #000000"/>
    </style:style>
    <style:style style:name="EventType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cm" table:align="margins"/>
    </style:style>
    <style:style style:name="Таблица7.A" style:family="table-column">
      <style:table-column-properties style:column-width="4.001cm" style:rel-column-width="14564*"/>
    </style:style>
    <style:style style:name="Таблица7.B" style:family="table-column">
      <style:table-column-properties style:column-width="3cm" style:rel-column-width="10923*"/>
    </style:style>
    <style:style style:name="Таблица7.C" style:family="table-column">
      <style:table-column-properties style:column-width="5.001cm" style:rel-column-width="18205*"/>
    </style:style>
    <style:style style:name="Таблица7.D" style:family="table-column">
      <style:table-column-properties style:column-width="5.999cm" style:rel-column-width="21843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cm" table:align="margins"/>
    </style:style>
    <style:style style:name="Таблица8.A" style:family="table-column">
      <style:table-column-properties style:column-width="4.001cm" style:rel-column-width="14564*"/>
    </style:style>
    <style:style style:name="Таблица8.B" style:family="table-column">
      <style:table-column-properties style:column-width="3cm" style:rel-column-width="10923*"/>
    </style:style>
    <style:style style:name="Таблица8.C" style:family="table-column">
      <style:table-column-properties style:column-width="5.001cm" style:rel-column-width="18205*"/>
    </style:style>
    <style:style style:name="Таблица8.D" style:family="table-column">
      <style:table-column-properties style:column-width="5.999cm" style:rel-column-width="21843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P3" style:family="paragraph" style:parent-style-name="Text_20_body">
      <style:text-properties officeooo:rsid="00234997" officeooo:paragraph-rsid="00234997"/>
    </style:style>
    <style:style style:name="P4" style:family="paragraph" style:parent-style-name="Text_20_body">
      <style:text-properties officeooo:rsid="004e63c3" officeooo:paragraph-rsid="004e63c3"/>
    </style:style>
    <style:style style:name="P5" style:family="paragraph" style:parent-style-name="Text_20_body">
      <style:text-properties officeooo:rsid="01023a23" officeooo:paragraph-rsid="01023a23"/>
    </style:style>
    <style:style style:name="P6" style:family="paragraph" style:parent-style-name="Text_20_body">
      <style:text-properties officeooo:rsid="0102fe82" officeooo:paragraph-rsid="0102fe82"/>
    </style:style>
    <style:style style:name="P7" style:family="paragraph" style:parent-style-name="Text_20_body">
      <style:text-properties officeooo:rsid="0105bbfe" officeooo:paragraph-rsid="0105bbfe"/>
    </style:style>
    <style:style style:name="P8" style:family="paragraph" style:parent-style-name="Text_20_body">
      <style:text-properties officeooo:rsid="010b557a" officeooo:paragraph-rsid="010b557a"/>
    </style:style>
    <style:style style:name="P9" style:family="paragraph" style:parent-style-name="Text_20_body">
      <style:text-properties officeooo:rsid="010c67a2" officeooo:paragraph-rsid="010c67a2"/>
    </style:style>
    <style:style style:name="P10" style:family="paragraph" style:parent-style-name="Text_20_body">
      <style:text-properties officeooo:rsid="0111b383" officeooo:paragraph-rsid="0111b383"/>
    </style:style>
    <style:style style:name="P11" style:family="paragraph" style:parent-style-name="Text_20_body">
      <style:text-properties officeooo:rsid="0113b497" officeooo:paragraph-rsid="0113b497"/>
    </style:style>
    <style:style style:name="P12" style:family="paragraph" style:parent-style-name="Text_20_body">
      <style:text-properties officeooo:rsid="0116da5c" officeooo:paragraph-rsid="0119cafc"/>
    </style:style>
    <style:style style:name="P13" style:family="paragraph" style:parent-style-name="Text_20_body">
      <style:text-properties officeooo:rsid="0116da5c" officeooo:paragraph-rsid="0116da5c"/>
    </style:style>
    <style:style style:name="P14" style:family="paragraph" style:parent-style-name="Text_20_body">
      <style:text-properties officeooo:rsid="011fc7a7" officeooo:paragraph-rsid="011fc7a7"/>
    </style:style>
    <style:style style:name="P15" style:family="paragraph" style:parent-style-name="Text_20_body">
      <style:text-properties officeooo:rsid="01242f17" officeooo:paragraph-rsid="01242f17"/>
    </style:style>
    <style:style style:name="P16" style:family="paragraph" style:parent-style-name="Text_20_body">
      <style:text-properties officeooo:rsid="0137672b" officeooo:paragraph-rsid="0137672b"/>
    </style:style>
    <style:style style:name="P17" style:family="paragraph" style:parent-style-name="Text_20_body">
      <style:text-properties officeooo:rsid="01397c27" officeooo:paragraph-rsid="01397c27"/>
    </style:style>
    <style:style style:name="P18" style:family="paragraph" style:parent-style-name="Text_20_body">
      <style:text-properties officeooo:rsid="0118d7d4" officeooo:paragraph-rsid="0118d7d4"/>
    </style:style>
    <style:style style:name="P19" style:family="paragraph" style:parent-style-name="Text_20_body">
      <style:text-properties officeooo:rsid="013b944d" officeooo:paragraph-rsid="013b944d"/>
    </style:style>
    <style:style style:name="P20" style:family="paragraph" style:parent-style-name="Text_20_body">
      <style:text-properties officeooo:rsid="01213d04" officeooo:paragraph-rsid="01213d04"/>
    </style:style>
    <style:style style:name="P21" style:family="paragraph" style:parent-style-name="Text_20_body">
      <style:text-properties officeooo:rsid="0145680d" officeooo:paragraph-rsid="0145680d"/>
    </style:style>
    <style:style style:name="P22" style:family="paragraph" style:parent-style-name="Text_20_body">
      <style:text-properties officeooo:rsid="0146fb40" officeooo:paragraph-rsid="0146fb40"/>
    </style:style>
    <style:style style:name="P23" style:family="paragraph" style:parent-style-name="Text_20_body">
      <style:text-properties officeooo:rsid="014a6a33" officeooo:paragraph-rsid="014a6a33"/>
    </style:style>
    <style:style style:name="P24" style:family="paragraph" style:parent-style-name="Text_20_body">
      <style:text-properties officeooo:paragraph-rsid="014a6a33"/>
    </style:style>
    <style:style style:name="P25" style:family="paragraph" style:parent-style-name="Text_20_body">
      <style:text-properties officeooo:paragraph-rsid="014ad18e"/>
    </style:style>
    <style:style style:name="P26" style:family="paragraph" style:parent-style-name="Text_20_body">
      <style:text-properties officeooo:rsid="014c762a" officeooo:paragraph-rsid="014c762a"/>
    </style:style>
    <style:style style:name="P27" style:family="paragraph" style:parent-style-name="Text_20_body">
      <style:text-properties officeooo:rsid="01512504" officeooo:paragraph-rsid="01512504"/>
    </style:style>
    <style:style style:name="P28" style:family="paragraph" style:parent-style-name="Text_20_body">
      <style:text-properties officeooo:rsid="0156381c" officeooo:paragraph-rsid="01580dfe"/>
    </style:style>
    <style:style style:name="P29" style:family="paragraph" style:parent-style-name="Text_20_body">
      <style:text-properties officeooo:rsid="015974e0" officeooo:paragraph-rsid="015974e0"/>
    </style:style>
    <style:style style:name="P30" style:family="paragraph" style:parent-style-name="Text_20_body">
      <style:text-properties officeooo:rsid="015bffe6" officeooo:paragraph-rsid="015bffe6"/>
    </style:style>
    <style:style style:name="P31" style:family="paragraph" style:parent-style-name="Text_20_body">
      <style:text-properties officeooo:rsid="015df055" officeooo:paragraph-rsid="015df055"/>
    </style:style>
    <style:style style:name="P32" style:family="paragraph" style:parent-style-name="Standard">
      <style:text-properties officeooo:rsid="000d69f3" officeooo:paragraph-rsid="000d69f3"/>
    </style:style>
    <style:style style:name="P33" style:family="paragraph" style:parent-style-name="Standard">
      <style:text-properties officeooo:paragraph-rsid="0156381c"/>
    </style:style>
    <style:style style:name="P34" style:family="paragraph" style:parent-style-name="Table_20_Contents">
      <style:paragraph-properties fo:text-align="justify" style:justify-single-word="false"/>
    </style:style>
    <style:style style:name="P35" style:family="paragraph" style:parent-style-name="Table_20_Contents">
      <style:paragraph-properties fo:text-align="justify" style:justify-single-word="false"/>
      <style:text-properties officeooo:paragraph-rsid="0116da5c"/>
    </style:style>
    <style:style style:name="P36" style:family="paragraph" style:parent-style-name="Table_20_Contents">
      <style:paragraph-properties fo:text-align="justify" style:justify-single-word="false"/>
      <style:text-properties officeooo:rsid="01023a23" officeooo:paragraph-rsid="01023a23"/>
    </style:style>
    <style:style style:name="P37" style:family="paragraph" style:parent-style-name="Table_20_Contents">
      <style:paragraph-properties fo:text-align="justify" style:justify-single-word="false"/>
      <style:text-properties officeooo:rsid="01023a23" officeooo:paragraph-rsid="0116da5c"/>
    </style:style>
    <style:style style:name="P38" style:family="paragraph" style:parent-style-name="Table_20_Contents">
      <style:paragraph-properties fo:text-align="justify" style:justify-single-word="false"/>
      <style:text-properties officeooo:rsid="0102fe82" officeooo:paragraph-rsid="0102fe82"/>
    </style:style>
    <style:style style:name="P39" style:family="paragraph" style:parent-style-name="Table_20_Contents">
      <style:paragraph-properties fo:text-align="justify" style:justify-single-word="false"/>
      <style:text-properties officeooo:rsid="0102fe82" officeooo:paragraph-rsid="0107fc3e"/>
    </style:style>
    <style:style style:name="P40" style:family="paragraph" style:parent-style-name="Table_20_Contents">
      <style:paragraph-properties fo:text-align="justify" style:justify-single-word="false"/>
      <style:text-properties officeooo:rsid="0102fe82" officeooo:paragraph-rsid="010a2237"/>
    </style:style>
    <style:style style:name="P41" style:family="paragraph" style:parent-style-name="Table_20_Contents">
      <style:paragraph-properties fo:text-align="center" style:justify-single-word="false"/>
      <style:text-properties officeooo:rsid="0102fe82" officeooo:paragraph-rsid="0102fe82"/>
    </style:style>
    <style:style style:name="P42" style:family="paragraph" style:parent-style-name="Table_20_Contents">
      <style:paragraph-properties fo:text-align="center" style:justify-single-word="false"/>
      <style:text-properties officeooo:rsid="0102fe82" officeooo:paragraph-rsid="010bb988"/>
    </style:style>
    <style:style style:name="P43" style:family="paragraph" style:parent-style-name="Table_20_Contents">
      <style:paragraph-properties fo:text-align="center" style:justify-single-word="false"/>
      <style:text-properties officeooo:rsid="0102fe82" officeooo:paragraph-rsid="010b557a"/>
    </style:style>
    <style:style style:name="P44" style:family="paragraph" style:parent-style-name="Table_20_Contents">
      <style:paragraph-properties fo:text-align="center" style:justify-single-word="false"/>
      <style:text-properties officeooo:rsid="0102fe82" officeooo:paragraph-rsid="011ba118"/>
    </style:style>
    <style:style style:name="P45" style:family="paragraph" style:parent-style-name="Table_20_Contents">
      <style:paragraph-properties fo:text-align="center" style:justify-single-word="false"/>
      <style:text-properties officeooo:rsid="0102fe82" officeooo:paragraph-rsid="0118d7d4"/>
    </style:style>
    <style:style style:name="P46" style:family="paragraph" style:parent-style-name="Table_20_Contents">
      <style:paragraph-properties fo:text-align="center" style:justify-single-word="false"/>
      <style:text-properties officeooo:rsid="0102fe82" officeooo:paragraph-rsid="01548775"/>
    </style:style>
    <style:style style:name="P47" style:family="paragraph" style:parent-style-name="Table_20_Contents">
      <style:paragraph-properties fo:text-align="justify" style:justify-single-word="false"/>
      <style:text-properties officeooo:rsid="0107fc3e" officeooo:paragraph-rsid="0107fc3e"/>
    </style:style>
    <style:style style:name="P48" style:family="paragraph" style:parent-style-name="Table_20_Contents">
      <style:paragraph-properties fo:text-align="justify" style:justify-single-word="false"/>
      <style:text-properties officeooo:rsid="0107fc3e" officeooo:paragraph-rsid="010b557a"/>
    </style:style>
    <style:style style:name="P49" style:family="paragraph" style:parent-style-name="Table_20_Contents">
      <style:paragraph-properties fo:text-align="justify" style:justify-single-word="false"/>
      <style:text-properties officeooo:rsid="0107fc3e" officeooo:paragraph-rsid="01548775"/>
    </style:style>
    <style:style style:name="P50" style:family="paragraph" style:parent-style-name="Table_20_Contents">
      <style:paragraph-properties fo:text-align="center" style:justify-single-word="false"/>
      <style:text-properties officeooo:rsid="0107fc3e" officeooo:paragraph-rsid="010b557a"/>
    </style:style>
    <style:style style:name="P51" style:family="paragraph" style:parent-style-name="Table_20_Contents">
      <style:paragraph-properties fo:text-align="center" style:justify-single-word="false"/>
      <style:text-properties officeooo:rsid="0107fc3e" officeooo:paragraph-rsid="0131e84d"/>
    </style:style>
    <style:style style:name="P52" style:family="paragraph" style:parent-style-name="Table_20_Contents">
      <style:paragraph-properties fo:text-align="center" style:justify-single-word="false"/>
      <style:text-properties officeooo:rsid="0107fc3e" officeooo:paragraph-rsid="01548775"/>
    </style:style>
    <style:style style:name="P53" style:family="paragraph" style:parent-style-name="Table_20_Contents">
      <style:paragraph-properties fo:text-align="center" style:justify-single-word="false"/>
      <style:text-properties officeooo:rsid="0107fc3e" officeooo:paragraph-rsid="0156381c"/>
    </style:style>
    <style:style style:name="P54" style:family="paragraph" style:parent-style-name="Table_20_Contents">
      <style:paragraph-properties fo:text-align="justify" style:justify-single-word="false"/>
      <style:text-properties officeooo:rsid="010a2237" officeooo:paragraph-rsid="010a2237"/>
    </style:style>
    <style:style style:name="P55" style:family="paragraph" style:parent-style-name="Table_20_Contents">
      <style:paragraph-properties fo:text-align="justify" style:justify-single-word="false"/>
      <style:text-properties officeooo:rsid="010a2237" officeooo:paragraph-rsid="010b557a"/>
    </style:style>
    <style:style style:name="P56" style:family="paragraph" style:parent-style-name="Table_20_Contents">
      <style:paragraph-properties fo:text-align="justify" style:justify-single-word="false"/>
      <style:text-properties officeooo:rsid="010a2237" officeooo:paragraph-rsid="01548775"/>
    </style:style>
    <style:style style:name="P57" style:family="paragraph" style:parent-style-name="Table_20_Contents">
      <style:paragraph-properties fo:text-align="start" style:justify-single-word="false"/>
      <style:text-properties officeooo:rsid="010a2237" officeooo:paragraph-rsid="0156381c"/>
    </style:style>
    <style:style style:name="P58" style:family="paragraph" style:parent-style-name="Table_20_Contents">
      <style:paragraph-properties fo:text-align="justify" style:justify-single-word="false"/>
      <style:text-properties officeooo:rsid="010b557a" officeooo:paragraph-rsid="010b557a"/>
    </style:style>
    <style:style style:name="P59" style:family="paragraph" style:parent-style-name="Table_20_Contents">
      <style:paragraph-properties fo:text-align="justify" style:justify-single-word="false"/>
      <style:text-properties officeooo:rsid="010bb988" officeooo:paragraph-rsid="010bb988"/>
    </style:style>
    <style:style style:name="P60" style:family="paragraph" style:parent-style-name="Table_20_Contents">
      <style:paragraph-properties fo:text-align="justify" style:justify-single-word="false"/>
      <style:text-properties officeooo:rsid="010bb988" officeooo:paragraph-rsid="0102fe82"/>
    </style:style>
    <style:style style:name="P61" style:family="paragraph" style:parent-style-name="Table_20_Contents">
      <style:paragraph-properties fo:text-align="justify" style:justify-single-word="false"/>
      <style:text-properties officeooo:rsid="010bb988" officeooo:paragraph-rsid="010b557a"/>
    </style:style>
    <style:style style:name="P62" style:family="paragraph" style:parent-style-name="Table_20_Contents">
      <style:paragraph-properties fo:text-align="center" style:justify-single-word="false"/>
      <style:text-properties officeooo:rsid="010bb988" officeooo:paragraph-rsid="010bb988"/>
    </style:style>
    <style:style style:name="P63" style:family="paragraph" style:parent-style-name="Table_20_Contents">
      <style:paragraph-properties fo:text-align="justify" style:justify-single-word="false"/>
      <style:text-properties officeooo:rsid="010c67a2" officeooo:paragraph-rsid="010c67a2"/>
    </style:style>
    <style:style style:name="P64" style:family="paragraph" style:parent-style-name="Table_20_Contents">
      <style:paragraph-properties fo:text-align="center" style:justify-single-word="false"/>
      <style:text-properties officeooo:rsid="010c67a2" officeooo:paragraph-rsid="010c67a2"/>
    </style:style>
    <style:style style:name="P65" style:family="paragraph" style:parent-style-name="Table_20_Contents">
      <style:paragraph-properties fo:text-align="justify" style:justify-single-word="false"/>
      <style:text-properties officeooo:rsid="010f1ab8" officeooo:paragraph-rsid="010f1ab8"/>
    </style:style>
    <style:style style:name="P66" style:family="paragraph" style:parent-style-name="Table_20_Contents">
      <style:paragraph-properties fo:text-align="center" style:justify-single-word="false"/>
      <style:text-properties officeooo:rsid="010f1ab8" officeooo:paragraph-rsid="010f1ab8"/>
    </style:style>
    <style:style style:name="P67" style:family="paragraph" style:parent-style-name="Table_20_Contents">
      <style:paragraph-properties fo:text-align="justify" style:justify-single-word="false"/>
      <style:text-properties officeooo:rsid="0111b383" officeooo:paragraph-rsid="0111b383"/>
    </style:style>
    <style:style style:name="P68" style:family="paragraph" style:parent-style-name="Table_20_Contents">
      <style:paragraph-properties fo:text-align="justify" style:justify-single-word="false"/>
      <style:text-properties officeooo:rsid="0118d7d4" officeooo:paragraph-rsid="0118d7d4"/>
    </style:style>
    <style:style style:name="P69" style:family="paragraph" style:parent-style-name="Table_20_Contents">
      <style:paragraph-properties fo:text-align="justify" style:justify-single-word="false"/>
      <style:text-properties officeooo:rsid="0118d7d4" officeooo:paragraph-rsid="011ba118"/>
    </style:style>
    <style:style style:name="P70" style:family="paragraph" style:parent-style-name="Table_20_Contents">
      <style:paragraph-properties fo:text-align="center" style:justify-single-word="false"/>
      <style:text-properties officeooo:rsid="0122fb11" officeooo:paragraph-rsid="01242f17"/>
    </style:style>
    <style:style style:name="P71" style:family="paragraph" style:parent-style-name="Table_20_Contents">
      <style:paragraph-properties fo:text-align="center" style:justify-single-word="false"/>
      <style:text-properties officeooo:rsid="0122fb11" officeooo:paragraph-rsid="012d54c3"/>
    </style:style>
    <style:style style:name="P72" style:family="paragraph" style:parent-style-name="Table_20_Contents">
      <style:paragraph-properties fo:text-align="center" style:justify-single-word="false"/>
      <style:text-properties officeooo:rsid="0122fb11" officeooo:paragraph-rsid="012d89b4"/>
    </style:style>
    <style:style style:name="P73" style:family="paragraph" style:parent-style-name="Table_20_Contents">
      <style:paragraph-properties fo:text-align="center" style:justify-single-word="false"/>
      <style:text-properties officeooo:rsid="0122fb11" officeooo:paragraph-rsid="01358e33"/>
    </style:style>
    <style:style style:name="P74" style:family="paragraph" style:parent-style-name="Table_20_Contents">
      <style:paragraph-properties fo:text-align="center" style:justify-single-word="false"/>
      <style:text-properties officeooo:rsid="0122fb11" officeooo:paragraph-rsid="0137672b"/>
    </style:style>
    <style:style style:name="P75" style:family="paragraph" style:parent-style-name="Table_20_Contents">
      <style:paragraph-properties fo:text-align="center" style:justify-single-word="false"/>
      <style:text-properties officeooo:rsid="0122fb11" officeooo:paragraph-rsid="013e88f0"/>
    </style:style>
    <style:style style:name="P76" style:family="paragraph" style:parent-style-name="Table_20_Contents">
      <style:paragraph-properties fo:text-align="center" style:justify-single-word="false"/>
      <style:text-properties officeooo:rsid="0122fb11" officeooo:paragraph-rsid="0140b429"/>
    </style:style>
    <style:style style:name="P77" style:family="paragraph" style:parent-style-name="Table_20_Contents">
      <style:paragraph-properties fo:text-align="center" style:justify-single-word="false"/>
      <style:text-properties officeooo:rsid="0122fb11" officeooo:paragraph-rsid="01548775"/>
    </style:style>
    <style:style style:name="P78" style:family="paragraph" style:parent-style-name="Table_20_Contents">
      <style:paragraph-properties fo:text-align="center" style:justify-single-word="false"/>
      <style:text-properties officeooo:rsid="0122fb11" officeooo:paragraph-rsid="0156381c"/>
    </style:style>
    <style:style style:name="P79" style:family="paragraph" style:parent-style-name="Table_20_Contents">
      <style:paragraph-properties fo:text-align="center" style:justify-single-word="false"/>
      <style:text-properties officeooo:rsid="01242f17" officeooo:paragraph-rsid="01242f17"/>
    </style:style>
    <style:style style:name="P80" style:family="paragraph" style:parent-style-name="Table_20_Contents">
      <style:paragraph-properties fo:text-align="center" style:justify-single-word="false"/>
      <style:text-properties officeooo:rsid="01242f17" officeooo:paragraph-rsid="0124f9da"/>
    </style:style>
    <style:style style:name="P81" style:family="paragraph" style:parent-style-name="Table_20_Contents">
      <style:paragraph-properties fo:text-align="center" style:justify-single-word="false"/>
      <style:text-properties officeooo:rsid="01242f17" officeooo:paragraph-rsid="01548775"/>
    </style:style>
    <style:style style:name="P82" style:family="paragraph" style:parent-style-name="Table_20_Contents">
      <style:paragraph-properties fo:text-align="center" style:justify-single-word="false"/>
      <style:text-properties officeooo:rsid="01242f17" officeooo:paragraph-rsid="0156381c"/>
    </style:style>
    <style:style style:name="P83" style:family="paragraph" style:parent-style-name="Table_20_Contents">
      <style:text-properties officeooo:rsid="01242f17" officeooo:paragraph-rsid="01242f17"/>
    </style:style>
    <style:style style:name="P84" style:family="paragraph" style:parent-style-name="Table_20_Contents">
      <style:text-properties officeooo:rsid="01242f17" officeooo:paragraph-rsid="01548775"/>
    </style:style>
    <style:style style:name="P85" style:family="paragraph" style:parent-style-name="Table_20_Contents">
      <style:paragraph-properties fo:text-align="start" style:justify-single-word="false"/>
      <style:text-properties officeooo:rsid="01242f17" officeooo:paragraph-rsid="0156381c"/>
    </style:style>
    <style:style style:name="P86" style:family="paragraph" style:parent-style-name="Table_20_Contents">
      <style:text-properties officeooo:rsid="0124f9da" officeooo:paragraph-rsid="0124f9da"/>
    </style:style>
    <style:style style:name="P87" style:family="paragraph" style:parent-style-name="Table_20_Contents">
      <style:paragraph-properties fo:text-align="center" style:justify-single-word="false"/>
      <style:text-properties officeooo:rsid="0124f9da" officeooo:paragraph-rsid="0124f9da"/>
    </style:style>
    <style:style style:name="P88" style:family="paragraph" style:parent-style-name="Table_20_Contents">
      <style:paragraph-properties fo:text-align="justify" style:justify-single-word="false"/>
      <style:text-properties officeooo:rsid="0124f9da" officeooo:paragraph-rsid="0124f9da"/>
    </style:style>
    <style:style style:name="P89" style:family="paragraph" style:parent-style-name="Table_20_Contents">
      <style:paragraph-properties fo:text-align="justify" style:justify-single-word="false"/>
      <style:text-properties officeooo:rsid="012692bb" officeooo:paragraph-rsid="012692bb"/>
    </style:style>
    <style:style style:name="P90" style:family="paragraph" style:parent-style-name="Table_20_Contents">
      <style:text-properties officeooo:rsid="012692bb" officeooo:paragraph-rsid="012692bb"/>
    </style:style>
    <style:style style:name="P91" style:family="paragraph" style:parent-style-name="Table_20_Contents">
      <style:paragraph-properties fo:text-align="center" style:justify-single-word="false"/>
      <style:text-properties officeooo:rsid="012692bb" officeooo:paragraph-rsid="012692bb"/>
    </style:style>
    <style:style style:name="P92" style:family="paragraph" style:parent-style-name="Table_20_Contents">
      <style:text-properties officeooo:rsid="01272a70" officeooo:paragraph-rsid="01272a70"/>
    </style:style>
    <style:style style:name="P93" style:family="paragraph" style:parent-style-name="Table_20_Contents">
      <style:paragraph-properties fo:text-align="justify" style:justify-single-word="false"/>
      <style:text-properties officeooo:rsid="01272a70" officeooo:paragraph-rsid="01272a70"/>
    </style:style>
    <style:style style:name="P94" style:family="paragraph" style:parent-style-name="Table_20_Contents">
      <style:paragraph-properties fo:text-align="justify" style:justify-single-word="false"/>
      <style:text-properties officeooo:rsid="01272a70" officeooo:paragraph-rsid="013a0296"/>
    </style:style>
    <style:style style:name="P95" style:family="paragraph" style:parent-style-name="Table_20_Contents">
      <style:text-properties officeooo:rsid="01291f17" officeooo:paragraph-rsid="01291f17"/>
    </style:style>
    <style:style style:name="P96" style:family="paragraph" style:parent-style-name="Table_20_Contents">
      <style:paragraph-properties fo:text-align="center" style:justify-single-word="false"/>
      <style:text-properties officeooo:rsid="01291f17" officeooo:paragraph-rsid="01291f17"/>
    </style:style>
    <style:style style:name="P97" style:family="paragraph" style:parent-style-name="Table_20_Contents">
      <style:paragraph-properties fo:text-align="justify" style:justify-single-word="false"/>
      <style:text-properties officeooo:rsid="012bcda4" officeooo:paragraph-rsid="012bcda4"/>
    </style:style>
    <style:style style:name="P98" style:family="paragraph" style:parent-style-name="Table_20_Contents">
      <style:paragraph-properties fo:text-align="justify" style:justify-single-word="false"/>
      <style:text-properties officeooo:rsid="012bcda4" officeooo:paragraph-rsid="01397c27"/>
    </style:style>
    <style:style style:name="P99" style:family="paragraph" style:parent-style-name="Table_20_Contents">
      <style:text-properties officeooo:rsid="012bcda4" officeooo:paragraph-rsid="012bcda4"/>
    </style:style>
    <style:style style:name="P100" style:family="paragraph" style:parent-style-name="Table_20_Contents">
      <style:paragraph-properties fo:text-align="center" style:justify-single-word="false"/>
      <style:text-properties officeooo:rsid="012bcda4" officeooo:paragraph-rsid="012bcda4"/>
    </style:style>
    <style:style style:name="P101" style:family="paragraph" style:parent-style-name="Table_20_Contents">
      <style:text-properties officeooo:rsid="012f6912" officeooo:paragraph-rsid="012f6912"/>
    </style:style>
    <style:style style:name="P102" style:family="paragraph" style:parent-style-name="Table_20_Contents">
      <style:paragraph-properties fo:text-align="center" style:justify-single-word="false"/>
      <style:text-properties officeooo:rsid="012f6912" officeooo:paragraph-rsid="012f6912"/>
    </style:style>
    <style:style style:name="P103" style:family="paragraph" style:parent-style-name="Table_20_Contents">
      <style:paragraph-properties fo:text-align="center" style:justify-single-word="false"/>
      <style:text-properties officeooo:rsid="013031dd" officeooo:paragraph-rsid="013031dd"/>
    </style:style>
    <style:style style:name="P104" style:family="paragraph" style:parent-style-name="Table_20_Contents">
      <style:paragraph-properties fo:text-align="justify" style:justify-single-word="false"/>
      <style:text-properties officeooo:rsid="0131e84d" officeooo:paragraph-rsid="0131e84d"/>
    </style:style>
    <style:style style:name="P105" style:family="paragraph" style:parent-style-name="Table_20_Contents">
      <style:paragraph-properties fo:text-align="center" style:justify-single-word="false"/>
      <style:text-properties officeooo:rsid="013334fc" officeooo:paragraph-rsid="013334fc"/>
    </style:style>
    <style:style style:name="P106" style:family="paragraph" style:parent-style-name="Table_20_Contents">
      <style:paragraph-properties fo:text-align="center" style:justify-single-word="false"/>
      <style:text-properties officeooo:rsid="013334fc" officeooo:paragraph-rsid="0139629b"/>
    </style:style>
    <style:style style:name="P107" style:family="paragraph" style:parent-style-name="Table_20_Contents">
      <style:paragraph-properties fo:text-align="center" style:justify-single-word="false"/>
      <style:text-properties officeooo:rsid="0134877c" officeooo:paragraph-rsid="0134877c"/>
    </style:style>
    <style:style style:name="P108" style:family="paragraph" style:parent-style-name="Table_20_Contents">
      <style:paragraph-properties fo:text-align="center" style:justify-single-word="false"/>
      <style:text-properties officeooo:rsid="01358e33" officeooo:paragraph-rsid="01358e33"/>
    </style:style>
    <style:style style:name="P109" style:family="paragraph" style:parent-style-name="Table_20_Contents">
      <style:paragraph-properties fo:text-align="start" style:justify-single-word="false"/>
      <style:text-properties officeooo:rsid="011e9c36" officeooo:paragraph-rsid="01358e33"/>
    </style:style>
    <style:style style:name="P110" style:family="paragraph" style:parent-style-name="Table_20_Contents">
      <style:paragraph-properties fo:text-align="center" style:justify-single-word="false"/>
      <style:text-properties officeooo:rsid="0137672b" officeooo:paragraph-rsid="0137672b"/>
    </style:style>
    <style:style style:name="P111" style:family="paragraph" style:parent-style-name="Table_20_Contents">
      <style:paragraph-properties fo:text-align="center" style:justify-single-word="false"/>
      <style:text-properties officeooo:rsid="0139629b" officeooo:paragraph-rsid="0139629b"/>
    </style:style>
    <style:style style:name="P112" style:family="paragraph" style:parent-style-name="Table_20_Contents">
      <style:paragraph-properties fo:text-align="center" style:justify-single-word="false"/>
      <style:text-properties officeooo:rsid="013b944d" officeooo:paragraph-rsid="013b944d"/>
    </style:style>
    <style:style style:name="P113" style:family="paragraph" style:parent-style-name="Table_20_Contents">
      <style:paragraph-properties fo:text-align="center" style:justify-single-word="false"/>
      <style:text-properties officeooo:rsid="013e88f0" officeooo:paragraph-rsid="013e88f0"/>
    </style:style>
    <style:style style:name="P114" style:family="paragraph" style:parent-style-name="Table_20_Contents">
      <style:paragraph-properties fo:text-align="justify" style:justify-single-word="false"/>
      <style:text-properties officeooo:rsid="0144f991" officeooo:paragraph-rsid="0144f991"/>
    </style:style>
    <style:style style:name="P115" style:family="paragraph" style:parent-style-name="Table_20_Contents">
      <style:paragraph-properties fo:text-align="justify" style:justify-single-word="false"/>
      <style:text-properties officeooo:rsid="0144f991" officeooo:paragraph-rsid="0146fb40"/>
    </style:style>
    <style:style style:name="P116" style:family="paragraph" style:parent-style-name="Table_20_Contents">
      <style:paragraph-properties fo:text-align="justify" style:justify-single-word="false"/>
      <style:text-properties officeooo:rsid="0146fb40" officeooo:paragraph-rsid="0146fb40"/>
    </style:style>
    <style:style style:name="P117" style:family="paragraph" style:parent-style-name="Table_20_Contents">
      <style:paragraph-properties fo:text-align="justify" style:justify-single-word="false"/>
      <style:text-properties officeooo:rsid="014f4b32" officeooo:paragraph-rsid="014f4b32"/>
    </style:style>
    <style:style style:name="P118" style:family="paragraph" style:parent-style-name="Table_20_Contents">
      <style:paragraph-properties fo:text-align="justify" style:justify-single-word="false"/>
      <style:text-properties officeooo:rsid="0150ca93" officeooo:paragraph-rsid="0150ca93"/>
    </style:style>
    <style:style style:name="P119" style:family="paragraph" style:parent-style-name="Table_20_Contents">
      <style:paragraph-properties fo:text-align="justify" style:justify-single-word="false"/>
      <style:text-properties officeooo:rsid="0150ca93" officeooo:paragraph-rsid="01512504"/>
    </style:style>
    <style:style style:name="P120" style:family="paragraph" style:parent-style-name="Table_20_Contents">
      <style:paragraph-properties fo:text-align="justify" style:justify-single-word="false"/>
      <style:text-properties officeooo:rsid="0150ca93" officeooo:paragraph-rsid="015ed877"/>
    </style:style>
    <style:style style:name="P121" style:family="paragraph" style:parent-style-name="Table_20_Contents">
      <style:paragraph-properties fo:text-align="justify" style:justify-single-word="false"/>
      <style:text-properties officeooo:rsid="014f85c3" officeooo:paragraph-rsid="014f85c3"/>
    </style:style>
    <style:style style:name="P122" style:family="paragraph" style:parent-style-name="Table_20_Contents">
      <style:paragraph-properties fo:text-align="justify" style:justify-single-word="false"/>
      <style:text-properties officeooo:rsid="01512504" officeooo:paragraph-rsid="01512504"/>
    </style:style>
    <style:style style:name="P123" style:family="paragraph" style:parent-style-name="Table_20_Contents">
      <style:paragraph-properties fo:text-align="justify" style:justify-single-word="false"/>
      <style:text-properties officeooo:rsid="0152f2d1" officeooo:paragraph-rsid="01548775"/>
    </style:style>
    <style:style style:name="P124" style:family="paragraph" style:parent-style-name="Table_20_Contents">
      <style:paragraph-properties fo:text-align="justify" style:justify-single-word="false"/>
      <style:text-properties officeooo:rsid="0152f2d1" officeooo:paragraph-rsid="0156381c"/>
    </style:style>
    <style:style style:name="P125" style:family="paragraph" style:parent-style-name="Table_20_Contents">
      <style:paragraph-properties fo:text-align="justify" style:justify-single-word="false"/>
      <style:text-properties officeooo:rsid="01548775" officeooo:paragraph-rsid="01548775"/>
    </style:style>
    <style:style style:name="P126" style:family="paragraph" style:parent-style-name="Table_20_Contents">
      <style:paragraph-properties fo:text-align="justify" style:justify-single-word="false"/>
      <style:text-properties officeooo:rsid="0156381c" officeooo:paragraph-rsid="0156381c"/>
    </style:style>
    <style:style style:name="P127" style:family="paragraph" style:parent-style-name="Table_20_Contents">
      <style:paragraph-properties fo:text-align="center" style:justify-single-word="false"/>
      <style:text-properties officeooo:rsid="0156381c" officeooo:paragraph-rsid="0156381c"/>
    </style:style>
    <style:style style:name="P128" style:family="paragraph" style:parent-style-name="Table_20_Contents">
      <style:paragraph-properties fo:text-align="start" style:justify-single-word="false"/>
      <style:text-properties officeooo:rsid="0156381c" officeooo:paragraph-rsid="0156381c"/>
    </style:style>
    <style:style style:name="P129" style:family="paragraph" style:parent-style-name="Table_20_Contents">
      <style:paragraph-properties fo:text-align="justify" style:justify-single-word="false"/>
      <style:text-properties officeooo:rsid="0156c2df" officeooo:paragraph-rsid="0156c2df"/>
    </style:style>
    <style:style style:name="P130" style:family="paragraph" style:parent-style-name="Table_20_Contents">
      <style:paragraph-properties fo:text-align="center" style:justify-single-word="false"/>
      <style:text-properties officeooo:rsid="0156c2df" officeooo:paragraph-rsid="0156c2df"/>
    </style:style>
    <style:style style:name="P131" style:family="paragraph" style:parent-style-name="Table_20_Contents">
      <style:paragraph-properties fo:text-align="justify" style:justify-single-word="false"/>
      <style:text-properties officeooo:rsid="0161b029" officeooo:paragraph-rsid="0161b029"/>
    </style:style>
    <style:style style:name="P132" style:family="paragraph" style:parent-style-name="Table_20_Heading">
      <style:text-properties officeooo:rsid="01023a23" officeooo:paragraph-rsid="01023a23"/>
    </style:style>
    <style:style style:name="P133" style:family="paragraph" style:parent-style-name="Table_20_Heading">
      <style:text-properties officeooo:rsid="0102fe82" officeooo:paragraph-rsid="0102fe82"/>
    </style:style>
    <style:style style:name="P134" style:family="paragraph" style:parent-style-name="Table_20_Heading">
      <style:text-properties officeooo:rsid="0102fe82" officeooo:paragraph-rsid="0107fc3e"/>
    </style:style>
    <style:style style:name="P135" style:family="paragraph" style:parent-style-name="Table_20_Heading">
      <style:text-properties officeooo:rsid="0102fe82" officeooo:paragraph-rsid="010b557a"/>
    </style:style>
    <style:style style:name="P136" style:family="paragraph" style:parent-style-name="Table_20_Heading">
      <style:text-properties officeooo:rsid="0102fe82" officeooo:paragraph-rsid="0116da5c"/>
    </style:style>
    <style:style style:name="P137" style:family="paragraph" style:parent-style-name="Table_20_Heading">
      <style:text-properties officeooo:rsid="0102fe82" officeooo:paragraph-rsid="011ba118"/>
    </style:style>
    <style:style style:name="P138" style:family="paragraph" style:parent-style-name="Table_20_Heading">
      <style:paragraph-properties fo:text-align="center" style:justify-single-word="false"/>
      <style:text-properties officeooo:rsid="0102fe82" officeooo:paragraph-rsid="010b557a"/>
    </style:style>
    <style:style style:name="P139" style:family="paragraph" style:parent-style-name="Table_20_Heading">
      <style:paragraph-properties fo:text-align="center" style:justify-single-word="false"/>
      <style:text-properties officeooo:rsid="0102fe82" officeooo:paragraph-rsid="0102fe82"/>
    </style:style>
    <style:style style:name="P140" style:family="paragraph" style:parent-style-name="Table_20_Heading">
      <style:text-properties officeooo:rsid="0102fe82" officeooo:paragraph-rsid="01548775"/>
    </style:style>
    <style:style style:name="P141" style:family="paragraph" style:parent-style-name="Table_20_Heading">
      <style:text-properties officeooo:rsid="0102fe82" officeooo:paragraph-rsid="0156381c"/>
    </style:style>
    <style:style style:name="P142" style:family="paragraph" style:parent-style-name="Table_20_Heading">
      <style:paragraph-properties fo:text-align="center" style:justify-single-word="false"/>
      <style:text-properties officeooo:rsid="011e9c36" officeooo:paragraph-rsid="0107fc3e"/>
    </style:style>
    <style:style style:name="P143" style:family="paragraph" style:parent-style-name="Table_20_Heading">
      <style:paragraph-properties fo:text-align="center" style:justify-single-word="false"/>
      <style:text-properties officeooo:rsid="011e9c36" officeooo:paragraph-rsid="0131e84d"/>
    </style:style>
    <style:style style:name="P144" style:family="paragraph" style:parent-style-name="Table_20_Heading">
      <style:text-properties officeooo:rsid="011fc7a7" officeooo:paragraph-rsid="011fc7a7"/>
    </style:style>
    <style:style style:name="P145" style:family="paragraph" style:parent-style-name="Table_20_Heading">
      <style:paragraph-properties fo:text-align="center" style:justify-single-word="false"/>
      <style:text-properties officeooo:rsid="0121011a" officeooo:paragraph-rsid="0121011a"/>
    </style:style>
    <style:style style:name="P146" style:family="paragraph" style:parent-style-name="Table_20_Heading">
      <style:paragraph-properties fo:text-align="center" style:justify-single-word="false"/>
      <style:text-properties officeooo:rsid="0121011a" officeooo:paragraph-rsid="012d89b4"/>
    </style:style>
    <style:style style:name="P147" style:family="paragraph" style:parent-style-name="Table_20_Heading">
      <style:paragraph-properties fo:text-align="center" style:justify-single-word="false"/>
      <style:text-properties officeooo:rsid="0121011a" officeooo:paragraph-rsid="01548775"/>
    </style:style>
    <style:style style:name="P148" style:family="paragraph" style:parent-style-name="Table_20_Heading">
      <style:paragraph-properties fo:text-align="center" style:justify-single-word="false"/>
      <style:text-properties officeooo:rsid="0121011a" officeooo:paragraph-rsid="0156381c"/>
    </style:style>
    <style:style style:name="P149" style:family="paragraph" style:parent-style-name="Table_20_Heading">
      <style:text-properties officeooo:rsid="0124f9da" officeooo:paragraph-rsid="0124f9da"/>
    </style:style>
    <style:style style:name="P150" style:family="paragraph" style:parent-style-name="Table_20_Heading">
      <style:text-properties officeooo:rsid="01272a70" officeooo:paragraph-rsid="01272a70"/>
    </style:style>
    <style:style style:name="P151" style:family="paragraph" style:parent-style-name="Table_20_Heading">
      <style:text-properties officeooo:rsid="014da49a" officeooo:paragraph-rsid="014da49a"/>
    </style:style>
    <style:style style:name="P152" style:family="paragraph" style:parent-style-name="Table">
      <style:paragraph-properties fo:keep-with-next="always"/>
    </style:style>
    <style:style style:name="P153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4" style:family="paragraph" style:parent-style-name="Table_20_Contents">
      <style:paragraph-properties fo:text-align="justify" style:justify-single-word="false"/>
      <style:text-properties officeooo:rsid="0152f2d1" officeooo:paragraph-rsid="01548775"/>
    </style:style>
    <style:style style:name="P155" style:family="paragraph" style:parent-style-name="Table_20_Contents">
      <style:paragraph-properties fo:text-align="center" style:justify-single-word="false"/>
      <style:text-properties officeooo:rsid="0152f2d1" officeooo:paragraph-rsid="01548775"/>
    </style:style>
    <style:style style:name="P156" style:family="paragraph" style:parent-style-name="Table_20_Contents">
      <style:paragraph-properties fo:text-align="center" style:justify-single-word="false"/>
      <style:text-properties officeooo:rsid="012bcda4" officeooo:paragraph-rsid="01548775"/>
    </style:style>
    <style:style style:name="P157" style:family="paragraph" style:parent-style-name="Heading_20_1" style:list-style-name=""/>
    <style:style style:name="P158" style:family="paragraph" style:parent-style-name="Heading_20_1" style:list-style-name="Нумерация_20_в_20_заголовках">
      <style:paragraph-properties fo:break-before="page"/>
      <style:text-properties officeooo:rsid="00edc01d" officeooo:paragraph-rsid="00edc01d"/>
    </style:style>
    <style:style style:name="P159" style:family="paragraph" style:parent-style-name="Heading_20_1" style:list-style-name="Нумерация_20_в_20_заголовках">
      <style:paragraph-properties fo:break-before="page"/>
    </style:style>
    <style:style style:name="P160" style:family="paragraph" style:parent-style-name="Heading_20_1" style:list-style-name="Нумерация_20_в_20_заголовках">
      <style:paragraph-properties fo:break-before="page"/>
      <style:text-properties officeooo:rsid="0118d7d4" officeooo:paragraph-rsid="0156381c"/>
    </style:style>
    <style:style style:name="P161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62" style:family="paragraph" style:parent-style-name="Heading_20_2" style:list-style-name="Нумерация_20_в_20_заголовках"/>
    <style:style style:name="P163" style:family="paragraph" style:parent-style-name="Heading_20_2" style:list-style-name="Нумерация_20_в_20_заголовках">
      <style:text-properties style:font-name="Arial" fo:font-size="14pt" fo:font-style="normal" fo:font-weight="bold" officeooo:paragraph-rsid="00fa88b1" style:font-name-asian="Droid Sans Fallback" style:font-size-asian="14pt" style:font-style-asian="italic" style:font-weight-asian="bold" style:font-name-complex="Arial2" style:font-size-complex="14pt" style:font-style-complex="italic" style:font-weight-complex="bold"/>
    </style:style>
    <style:style style:name="P164" style:family="paragraph" style:parent-style-name="Heading_20_2" style:list-style-name="Нумерация_20_в_20_заголовках">
      <style:text-properties officeooo:rsid="011fc7a7" officeooo:paragraph-rsid="011fc7a7"/>
    </style:style>
    <style:style style:name="P165" style:family="paragraph" style:parent-style-name="Heading_20_2" style:list-style-name="Нумерация_20_в_20_заголовках">
      <style:text-properties officeooo:rsid="0137672b" officeooo:paragraph-rsid="0137672b"/>
    </style:style>
    <style:style style:name="P166" style:family="paragraph" style:parent-style-name="Heading_20_2" style:list-style-name="Нумерация_20_в_20_заголовках">
      <style:paragraph-properties fo:break-before="page"/>
    </style:style>
    <style:style style:name="P167" style:family="paragraph" style:parent-style-name="Heading_20_3" style:list-style-name="Нумерация_20_в_20_заголовках"/>
    <style:style style:name="P168" style:family="paragraph" style:parent-style-name="Heading_20_3" style:list-style-name="Нумерация_20_в_20_заголовках">
      <style:text-properties officeooo:paragraph-rsid="0107fc3e"/>
    </style:style>
    <style:style style:name="P169" style:family="paragraph" style:parent-style-name="Heading_20_3" style:list-style-name="Нумерация_20_в_20_заголовках">
      <style:text-properties officeooo:rsid="01023a23" officeooo:paragraph-rsid="01023a23"/>
    </style:style>
    <style:style style:name="P170" style:family="paragraph" style:parent-style-name="Heading_20_3" style:list-style-name="Нумерация_20_в_20_заголовках">
      <style:text-properties officeooo:rsid="0145680d"/>
    </style:style>
    <style:style style:name="P171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72" style:family="paragraph" style:parent-style-name="Text_20_body" style:list-style-name="L1">
      <style:text-properties officeooo:rsid="0102fe82" officeooo:paragraph-rsid="0102fe82"/>
    </style:style>
    <style:style style:name="P173" style:family="paragraph" style:parent-style-name="Text_20_body" style:list-style-name="L1">
      <style:text-properties officeooo:rsid="01042bd8" officeooo:paragraph-rsid="01042bd8"/>
    </style:style>
    <style:style style:name="P174" style:family="paragraph" style:parent-style-name="Text_20_body" style:list-style-name="L2">
      <style:text-properties officeooo:rsid="013b944d" officeooo:paragraph-rsid="013b944d"/>
    </style:style>
    <style:style style:name="P175" style:family="paragraph" style:parent-style-name="Text_20_body" style:list-style-name="L2">
      <style:text-properties officeooo:rsid="013d12bb" officeooo:paragraph-rsid="013d12bb"/>
    </style:style>
    <style:style style:name="P176" style:family="paragraph" style:parent-style-name="Text_20_body" style:list-style-name="">
      <style:paragraph-properties>
        <style:tab-stops/>
      </style:paragraph-properties>
    </style:style>
    <style:style style:name="P177" style:family="paragraph" style:parent-style-name="Text_20_body" style:list-style-name="">
      <style:paragraph-properties>
        <style:tab-stops/>
      </style:paragraph-properties>
      <style:text-properties officeooo:rsid="0144a75f" officeooo:paragraph-rsid="0144a75f"/>
    </style:style>
    <style:style style:name="P178" style:family="paragraph" style:parent-style-name="Text_20_body" style:list-style-name="L3">
      <style:text-properties officeooo:rsid="01512504" officeooo:paragraph-rsid="01512504"/>
    </style:style>
    <style:style style:name="P179" style:family="paragraph" style:parent-style-name="Text_20_body" style:list-style-name="L3">
      <style:text-properties officeooo:rsid="0154ad16" officeooo:paragraph-rsid="0154ad16"/>
    </style:style>
    <style:style style:name="P180" style:family="paragraph" style:parent-style-name="Text_20_body">
      <style:text-properties officeooo:rsid="0154ad16" officeooo:paragraph-rsid="0163fcac"/>
    </style:style>
    <style:style style:name="P181" style:family="paragraph" style:parent-style-name="Text_20_body">
      <style:text-properties officeooo:rsid="0163fcac" officeooo:paragraph-rsid="0163fcac"/>
    </style:style>
    <style:style style:name="T1" style:family="text">
      <style:text-properties officeooo:rsid="001ae6f8"/>
    </style:style>
    <style:style style:name="T2" style:family="text">
      <style:text-properties officeooo:rsid="000e883a"/>
    </style:style>
    <style:style style:name="T3" style:family="text">
      <style:text-properties officeooo:rsid="004276ef"/>
    </style:style>
    <style:style style:name="T4" style:family="text">
      <style:text-properties officeooo:rsid="0052dddc"/>
    </style:style>
    <style:style style:name="T5" style:family="text">
      <style:text-properties officeooo:rsid="0056ed24"/>
    </style:style>
    <style:style style:name="T6" style:family="text">
      <style:text-properties officeooo:rsid="01023a23"/>
    </style:style>
    <style:style style:name="T7" style:family="text">
      <style:text-properties officeooo:rsid="0102fe82"/>
    </style:style>
    <style:style style:name="T8" style:family="text">
      <style:text-properties officeooo:rsid="0105bbfe"/>
    </style:style>
    <style:style style:name="T9" style:family="text">
      <style:text-properties officeooo:rsid="0107e524"/>
    </style:style>
    <style:style style:name="T10" style:family="text">
      <style:text-properties officeooo:rsid="010a2237"/>
    </style:style>
    <style:style style:name="T11" style:family="text">
      <style:text-properties officeooo:rsid="010bb988"/>
    </style:style>
    <style:style style:name="T12" style:family="text">
      <style:text-properties officeooo:rsid="010c67a2"/>
    </style:style>
    <style:style style:name="T13" style:family="text">
      <style:text-properties officeooo:rsid="0111b383"/>
    </style:style>
    <style:style style:name="T14" style:family="text">
      <style:text-properties officeooo:rsid="0111b4f6"/>
    </style:style>
    <style:style style:name="T15" style:family="text">
      <style:text-properties officeooo:rsid="0116da5c"/>
    </style:style>
    <style:style style:name="T16" style:family="text">
      <style:text-properties officeooo:rsid="0118d7d4"/>
    </style:style>
    <style:style style:name="T17" style:family="text">
      <style:text-properties officeooo:rsid="011df744"/>
    </style:style>
    <style:style style:name="T18" style:family="text">
      <style:text-properties officeooo:rsid="012046aa"/>
    </style:style>
    <style:style style:name="T19" style:family="text">
      <style:text-properties officeooo:rsid="01213d04"/>
    </style:style>
    <style:style style:name="T20" style:family="text">
      <style:text-properties officeooo:rsid="0122fb11"/>
    </style:style>
    <style:style style:name="T21" style:family="text">
      <style:text-properties officeooo:rsid="01242f17"/>
    </style:style>
    <style:style style:name="T22" style:family="text">
      <style:text-properties officeooo:rsid="012692bb"/>
    </style:style>
    <style:style style:name="T23" style:family="text">
      <style:text-properties officeooo:rsid="01272a70"/>
    </style:style>
    <style:style style:name="T24" style:family="text">
      <style:text-properties officeooo:rsid="012a78bf"/>
    </style:style>
    <style:style style:name="T25" style:family="text">
      <style:text-properties officeooo:rsid="012bcda4"/>
    </style:style>
    <style:style style:name="T26" style:family="text">
      <style:text-properties officeooo:rsid="0134ebec"/>
    </style:style>
    <style:style style:name="T27" style:family="text">
      <style:text-properties officeooo:rsid="0137672b"/>
    </style:style>
    <style:style style:name="T28" style:family="text">
      <style:text-properties officeooo:rsid="0139629b"/>
    </style:style>
    <style:style style:name="T29" style:family="text">
      <style:text-properties officeooo:rsid="01397c27"/>
    </style:style>
    <style:style style:name="T30" style:family="text">
      <style:text-properties officeooo:rsid="013a0296"/>
    </style:style>
    <style:style style:name="T31" style:family="text">
      <style:text-properties officeooo:rsid="013b944d"/>
    </style:style>
    <style:style style:name="T32" style:family="text">
      <style:text-properties officeooo:rsid="013d12bb"/>
    </style:style>
    <style:style style:name="T33" style:family="text">
      <style:text-properties officeooo:rsid="013e88f0"/>
    </style:style>
    <style:style style:name="T34" style:family="text">
      <style:text-properties officeooo:rsid="0140b429"/>
    </style:style>
    <style:style style:name="T35" style:family="text">
      <style:text-properties officeooo:rsid="01422dc6"/>
    </style:style>
    <style:style style:name="T36" style:family="text">
      <style:text-properties officeooo:rsid="0144a75f"/>
    </style:style>
    <style:style style:name="T37" style:family="text">
      <style:text-properties officeooo:rsid="0145680d"/>
    </style:style>
    <style:style style:name="T38" style:family="text">
      <style:text-properties officeooo:rsid="0146fb40"/>
    </style:style>
    <style:style style:name="T39" style:family="text">
      <style:text-properties officeooo:rsid="014a6a33"/>
    </style:style>
    <style:style style:name="T40" style:family="text">
      <style:text-properties officeooo:rsid="014ad18e"/>
    </style:style>
    <style:style style:name="T41" style:family="text">
      <style:text-properties officeooo:rsid="01512504"/>
    </style:style>
    <style:style style:name="T42" style:family="text">
      <style:text-properties officeooo:rsid="0152f2d1"/>
    </style:style>
    <style:style style:name="T43" style:family="text">
      <style:text-properties officeooo:rsid="01548775"/>
    </style:style>
    <style:style style:name="T44" style:family="text">
      <style:text-properties officeooo:rsid="0156381c"/>
    </style:style>
    <style:style style:name="T45" style:family="text">
      <style:text-properties officeooo:rsid="0156c2df"/>
    </style:style>
    <style:style style:name="T46" style:family="text">
      <style:text-properties officeooo:rsid="01580dfe"/>
    </style:style>
    <style:style style:name="T47" style:family="text">
      <style:text-properties officeooo:rsid="015a53a8"/>
    </style:style>
    <style:style style:name="T48" style:family="text">
      <style:text-properties officeooo:rsid="015b1013"/>
    </style:style>
    <style:style style:name="T49" style:family="text">
      <style:text-properties officeooo:rsid="015df055"/>
    </style:style>
    <style:style style:name="T50" style:family="text">
      <style:text-properties style:font-name="Arial1" officeooo:rsid="015b1013" style:font-size-asian="10.5pt"/>
    </style:style>
    <style:style style:name="T51" style:family="text">
      <style:text-properties officeooo:rsid="015ed877"/>
    </style:style>
    <style:style style:name="T52" style:family="text">
      <style:text-properties officeooo:rsid="0163fcac"/>
    </style:style>
    <style:style style:name="T53" style:family="text">
      <style:text-properties officeooo:rsid="0165ad69"/>
    </style:style>
    <style:style style:name="T54" style:family="text">
      <style:text-properties officeooo:rsid="0166e700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10" text:separation-character="." text:name="Drawing"/>
      </text:sequence-decls>
      <text:table-of-content text:style-name="Sect2" text:protected="true" text:name="Оглавление1">
        <text:table-of-content-source text:outline-level="10" text:use-index-marks="false" text:relative-tab-stop-position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Оглавление1_Head">
            <text:p text:style-name="Contents_20_Heading">Содержание</text:p>
          </text:index-title>
          <text:p text:style-name="P171"><text:a xlink:type="simple" xlink:href="#__RefHeading__61_1928543781" text:style-name="Index_20_Link" text:visited-style-name="Index_20_Link">1 Соглашения<text:tab/>2</text:a></text:p>
          <text:p text:style-name="P153"><text:a xlink:type="simple" xlink:href="#__RefHeading__1069_1792211939" text:style-name="Index_20_Link" text:visited-style-name="Index_20_Link">1.1 Единицы измерения<text:tab/>2</text:a></text:p>
          <text:p text:style-name="P153"><text:a xlink:type="simple" xlink:href="#__RefHeading__1000_97094416" text:style-name="Index_20_Link" text:visited-style-name="Index_20_Link">1.2 Null and Empty strings<text:tab/>2</text:a></text:p>
          <text:p text:style-name="P153"><text:a xlink:type="simple" xlink:href="#__RefHeading__2534_1025388476" text:style-name="Index_20_Link" text:visited-style-name="Index_20_Link">1.3 Валидация текстовых полей<text:tab/>2</text:a></text:p>
          <text:p text:style-name="P171"><text:a xlink:type="simple" xlink:href="#__RefHeading__1071_1792211939" text:style-name="Index_20_Link" text:visited-style-name="Index_20_Link">2 Компоненты системы<text:tab/>3</text:a></text:p>
          <text:p text:style-name="P153"><text:a xlink:type="simple" xlink:href="#__RefHeading__63_1928543781" text:style-name="Index_20_Link" text:visited-style-name="Index_20_Link">2.1 Административный интерфейс<text:tab/>3</text:a></text:p>
          <text:p text:style-name="P161"><text:a xlink:type="simple" xlink:href="#__RefHeading__1520_1511760418" text:style-name="Index_20_Link" text:visited-style-name="Index_20_Link">2.1.1 Суперпользователь (Superuser)<text:tab/>3</text:a></text:p>
          <text:p text:style-name="P161"><text:a xlink:type="simple" xlink:href="#__RefHeading__1522_1511760418" text:style-name="Index_20_Link" text:visited-style-name="Index_20_Link">2.1.2 Управление организациями (Organizations)<text:tab/>3</text:a></text:p>
          <text:p text:style-name="P161"><text:a xlink:type="simple" xlink:href="#__RefHeading__65_1928543781" text:style-name="Index_20_Link" text:visited-style-name="Index_20_Link">2.1.3 Управление пользователями (Users)<text:tab/>4</text:a></text:p>
          <text:p text:style-name="P161"><text:a xlink:type="simple" xlink:href="#__RefHeading__1171_1754445247" text:style-name="Index_20_Link" text:visited-style-name="Index_20_Link">2.1.4 Аутентификация пользователей<text:tab/>4</text:a></text:p>
          <text:p text:style-name="P161"><text:a xlink:type="simple" xlink:href="#__RefHeading__1524_1511760418" text:style-name="Index_20_Link" text:visited-style-name="Index_20_Link">2.1.5 Управление правами и ролями (Permissions and Roles)<text:tab/>5</text:a></text:p>
          <text:p text:style-name="P161"><text:a xlink:type="simple" xlink:href="#__RefHeading__1002_97094416" text:style-name="Index_20_Link" text:visited-style-name="Index_20_Link">2.1.6 Логи (Logs)<text:tab/>6</text:a></text:p>
          <text:p text:style-name="P153"><text:a xlink:type="simple" xlink:href="#__RefHeading__1004_97094416" text:style-name="Index_20_Link" text:visited-style-name="Index_20_Link">2.2 Пользовательский интерфейс<text:tab/>8</text:a></text:p>
          <text:p text:style-name="P161"><text:a xlink:type="simple" xlink:href="#__RefHeading__1906_1742503065" text:style-name="Index_20_Link" text:visited-style-name="Index_20_Link">2.2.1 Сообщения (Messages)<text:tab/>8</text:a></text:p>
          <text:p text:style-name="P171"><text:a xlink:type="simple" xlink:href="#__RefHeading__116_1625461075" text:style-name="Index_20_Link" text:visited-style-name="Index_20_Link">3 Сущности<text:tab/>10</text:a></text:p>
          <text:p text:style-name="P153"><text:a xlink:type="simple" xlink:href="#__RefHeading__791_1038850855" text:style-name="Index_20_Link" text:visited-style-name="Index_20_Link">3.1 Тэг (Tag)<text:tab/>10</text:a></text:p>
          <text:p text:style-name="P171"><text:a xlink:type="simple" xlink:href="#__RefHeading__593_785244112" text:style-name="Index_20_Link" text:visited-style-name="Index_20_Link">4 Варианты использования (Use cases)<text:tab/>11</text:a></text:p>
          <text:p text:style-name="P153"><text:a xlink:type="simple" xlink:href="#__RefHeading__1075_1038850855" text:style-name="Index_20_Link" text:visited-style-name="Index_20_Link">4.1 Организации и Пользователи<text:tab/>11</text:a></text:p>
          <text:p text:style-name="P153"><text:a xlink:type="simple" xlink:href="#__RefHeading__3177_649154419" text:style-name="Index_20_Link" text:visited-style-name="Index_20_Link">4.2 Сообщения<text:tab/>11</text:a></text:p>
          <text:p text:style-name="P161"><text:a xlink:type="simple" xlink:href="#__RefHeading__3179_649154419" text:style-name="Index_20_Link" text:visited-style-name="Index_20_Link">4.2.1 Отправка сообщений<text:tab/>11</text:a></text:p>
          <text:p text:style-name="P161"><text:a xlink:type="simple" xlink:href="#__RefHeading__3181_649154419" text:style-name="Index_20_Link" text:visited-style-name="Index_20_Link">4.2.2 Уведомления о новых сообщениях<text:tab/>11</text:a></text:p>
          <text:p text:style-name="P161"><text:a xlink:type="simple" xlink:href="#__RefHeading__3183_649154419" text:style-name="Index_20_Link" text:visited-style-name="Index_20_Link">4.2.3 Чтение сообщений<text:tab/>11</text:a></text:p>
          <text:p text:style-name="P161"><text:a xlink:type="simple" xlink:href="#__RefHeading__3185_649154419" text:style-name="Index_20_Link" text:visited-style-name="Index_20_Link">4.2.4 История сообщений<text:tab/>11</text:a></text:p>
          <text:p text:style-name="P171"><text:a xlink:type="simple" xlink:href="#__RefHeading__802_1134636508" text:style-name="Index_20_Link" text:visited-style-name="Index_20_Link">5 Архитектурные решения<text:tab/>12</text:a></text:p>
          <text:p text:style-name="P153"><text:a xlink:type="simple" xlink:href="#__RefHeading__804_1134636508" text:style-name="Index_20_Link" text:visited-style-name="Index_20_Link">5.1 Хранение аватарок пользователя в базе данных<text:tab/>12</text:a></text:p>
        </text:index-body>
      </text:table-of-content>
      <text:p text:style-name="P32"/>
      <text:list xml:id="list6487006492190943498" text:style-name="Нумерация_20_в_20_заголовках">
        <text:list-item>
          <text:h text:style-name="P158" text:outline-level="1"><text:bookmark-start text:name="__RefHeading__61_1928543781"/>Соглашения<text:bookmark-end text:name="__RefHeading__61_1928543781"/></text:h>
          <text:list>
            <text:list-item>
              <text:h text:style-name="P163" text:outline-level="2"><text:bookmark-start text:name="__RefHeading__1069_1792211939"/>Единицы измерения<text:bookmark-end text:name="__RefHeading__1069_1792211939"/></text:h>
            </text:list-item>
          </text:list>
        </text:list-item>
      </text:list>
      <text:p text:style-name="Text_20_body">В настоящем документе для обозначения количества информации применяются единицы и приставки для образования кратных единиц, принятые в системе СИ, но реальные кратности подразумеваются в терминах JEDEC. Справка: <text:a xlink:type="simple" xlink:href="http://ru.wikipedia.org/wiki/Мегабайт">Wikipedia</text:a>.</text:p>
      <text:list xml:id="list112834583598560" text:continue-numbering="true" text:style-name="Нумерация_20_в_20_заголовках">
        <text:list-item>
          <text:list>
            <text:list-item>
              <text:h text:style-name="P164" text:outline-level="2"><text:bookmark-start text:name="__RefHeading__1000_97094416"/>Null and Empty <text:span text:style-name="T18">strings</text:span><text:bookmark-end text:name="__RefHeading__1000_97094416"/></text:h>
            </text:list-item>
          </text:list>
        </text:list-item>
      </text:list>
      <text:p text:style-name="P14">(From Qt documentation)</text:p>
      <text:p text:style-name="P14">Distinction Between Null and Empty Strings</text:p>
      <text:p text:style-name="P14">For historical reasons, QString distinguishes between a null string and an empty string. A null string is a string that is initialized using QString's default constructor or by passing (const char *)0 to the constructor. An empty string is any string with size 0. A null string is always empty, but an empty string isn't necessarily null:</text:p>
      <table:table table:name="NullAndEmpty" table:style-name="NullAndEmpty">
        <table:table-column table:style-name="NullAndEmpty.A"/>
        <table:table-column table:style-name="NullAndEmpty.B"/>
        <table:table-header-rows>
          <table:table-row>
            <table:table-cell table:style-name="NullAndEmpty.A1" office:value-type="string">
              <text:p text:style-name="P144">Function</text:p>
            </table:table-cell>
            <table:table-cell table:style-name="NullAndEmpty.B1" office:value-type="string">
              <text:p text:style-name="P144">Result</text:p>
            </table:table-cell>
          </table:table-row>
        </table:table-header-rows>
        <table:table-row>
          <table:table-cell table:style-name="NullAndEmpty.A2" office:value-type="string">
            <text:p text:style-name="Table_20_Contents">QString().isNull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"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abc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abc").isEmpty()</text:p>
          </table:table-cell>
          <table:table-cell table:style-name="NullAndEmpty.B2" office:value-type="string">
            <text:p text:style-name="Table_20_Contents">false</text:p>
          </table:table-cell>
        </table:table-row>
      </table:table>
      <text:p text:style-name="Text_20_body"><text:s/></text:p>
      <text:list xml:id="list112833164692643" text:continue-numbering="true" text:style-name="Нумерация_20_в_20_заголовках">
        <text:list-item>
          <text:list>
            <text:list-item>
              <text:h text:style-name="P165" text:outline-level="2"><text:bookmark-start text:name="__RefHeading__2534_1025388476"/>Валидация текстовых полей<text:bookmark-end text:name="__RefHeading__2534_1025388476"/></text:h>
            </text:list-item>
          </text:list>
        </text:list-item>
      </text:list>
      <text:p text:style-name="P16">В описаниях атрибутов полей приведена не строгая валидация при помощи regexp. Например, валидация адреса электронной почты <text:span text:style-name="T28">свосем не гарантирует правильные данные. Выражения приведены для общего понимания того, что там должно быть.</text:span></text:p>
      <text:p text:style-name="P25">\w — Буквенный или цифровой символ или знак подчёркивания, <text:span text:style-name="T40">включая русские буквы. Для ограничения латинским алфавитом используется [A-Za-z0-9_].</text:span></text:p>
      <text:p text:style-name="P24">\s — <text:span text:style-name="T39">Пробельный символ</text:span></text:p>
      <text:p text:style-name="P23">+ — Одно или более</text:p>
      <text:p text:style-name="P24"><text:a xlink:type="simple" xlink:href="http://ru.wikipedia.org/wiki/Регулярные%20выражения"><text:span text:style-name="T39">Регулярные выражения</text:span></text:a></text:p>
      <text:list xml:id="list112832998942604" text:continue-numbering="true" text:style-name="Нумерация_20_в_20_заголовках">
        <text:list-item>
          <text:h text:style-name="P159" text:outline-level="1"><text:bookmark-start text:name="__RefHeading__1071_1792211939"/>Компоненты системы<text:bookmark-end text:name="__RefHeading__1071_1792211939"/></text:h>
        </text:list-item>
      </text:list>
      <text:p text:style-name="P152">Таблица <text:sequence text:ref-name="refTable0" text:name="Table" text:formula="ooow:Table+1" style:num-format="1">2.1</text:sequence> - Размещение ресурсов</text:p>
      <table:table table:name="URLs" table:style-name="URLs">
        <table:table-column table:style-name="URLs.A"/>
        <table:table-column table:style-name="URLs.B"/>
        <table:table-header-rows>
          <table:table-row>
            <table:table-cell table:style-name="URLs.A1" office:value-type="string">
              <text:p text:style-name="P132">Компонент системы</text:p>
            </table:table-cell>
            <table:table-cell table:style-name="URLs.B1" office:value-type="string">
              <text:p text:style-name="P132">URL</text:p>
            </table:table-cell>
          </table:table-row>
        </table:table-header-rows>
        <table:table-row>
          <table:table-cell table:style-name="URLs.A2" office:value-type="string">
            <text:p text:style-name="P67">Начальная страница</text:p>
          </table:table-cell>
          <table:table-cell table:style-name="URLs.B2" office:value-type="string">
            <text:p text:style-name="P67">/</text:p>
          </table:table-cell>
        </table:table-row>
        <table:table-row>
          <table:table-cell table:style-name="URLs.A2" office:value-type="string">
            <text:p text:style-name="P67">Главная страница пользователя</text:p>
          </table:table-cell>
          <table:table-cell table:style-name="URLs.B2" office:value-type="string">
            <text:p text:style-name="P34">/<text:span text:style-name="T13">dashboard</text:span></text:p>
          </table:table-cell>
        </table:table-row>
        <table:table-row>
          <table:table-cell table:style-name="URLs.A2" office:value-type="string">
            <text:p text:style-name="P36">Административный интерфейс</text:p>
          </table:table-cell>
          <table:table-cell table:style-name="URLs.B2" office:value-type="string">
            <text:p text:style-name="P34">/<text:span text:style-name="T6">superuser</text:span></text:p>
          </table:table-cell>
        </table:table-row>
        <table:table-row>
          <table:table-cell table:style-name="URLs.A2" office:value-type="string">
            <text:p text:style-name="P37">Административный интерфейс: <text:span text:style-name="T15">организации</text:span></text:p>
          </table:table-cell>
          <table:table-cell table:style-name="URLs.B2" office:value-type="string">
            <text:p text:style-name="P35">/<text:span text:style-name="T6">superuser/organizations</text:span></text:p>
          </table:table-cell>
        </table:table-row>
        <table:table-row>
          <table:table-cell table:style-name="URLs.A2" office:value-type="string">
            <text:p text:style-name="P37">Административный интерфейс: <text:span text:style-name="T15">пользователи</text:span></text:p>
          </table:table-cell>
          <table:table-cell table:style-name="URLs.B2" office:value-type="string">
            <text:p text:style-name="P35">/<text:span text:style-name="T6">superuser/users</text:span></text:p>
          </table:table-cell>
        </table:table-row>
        <table:table-row>
          <table:table-cell table:style-name="URLs.A2" office:value-type="string">
            <text:p text:style-name="P37">Административный интерфейс: <text:span text:style-name="T15">права и роли</text:span></text:p>
          </table:table-cell>
          <table:table-cell table:style-name="URLs.B2" office:value-type="string">
            <text:p text:style-name="P35">/<text:span text:style-name="T6">superuser/roles_and_permissions</text:span></text:p>
          </table:table-cell>
        </table:table-row>
      </table:table>
      <text:p text:style-name="P5"/>
      <text:list xml:id="list112834005988309" text:continue-numbering="true" text:style-name="Нумерация_20_в_20_заголовках">
        <text:list-item>
          <text:list>
            <text:list-item>
              <text:h text:style-name="P162" text:outline-level="2"><text:bookmark-start text:name="__RefHeading__63_1928543781"/>Административный интерфейс<text:bookmark-end text:name="__RefHeading__63_1928543781"/></text:h>
            </text:list-item>
          </text:list>
        </text:list-item>
      </text:list>
      <text:p text:style-name="P3">Административный интерфейс позволяет управлять всей системой в целом. <text:span text:style-name="T6">Обычные пользователи не имеют к нему доступа.</text:span></text:p>
      <text:list xml:id="list112834024484623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69" text:outline-level="3"><text:bookmark-start text:name="__RefHeading__1520_1511760418"/>Суперпользователь (Superuser)<text:bookmark-end text:name="__RefHeading__1520_1511760418"/></text:h>
                </text:list-item>
              </text:list>
            </text:list-item>
          </text:list>
        </text:list-item>
      </text:list>
      <text:p text:style-name="P5">Для выполнения задач администрирования всей системы создаются особые учетные записи. Эти записи управляются из командной строки <text:span text:style-name="T7">специальным скриптом.</text:span></text:p>
      <text:p text:style-name="P152">Таблица <text:sequence text:ref-name="refTable1" text:name="Table" text:formula="ooow:Table+1" style:num-format="1">2.1.1.1</text:sequence> - Атрибуты Superuser</text:p>
      <table:table table:name="Таблица" table:style-name="Таблица">
        <table:table-column table:style-name="Таблица.A"/>
        <table:table-column table:style-name="Таблица.B"/>
        <table:table-column table:style-name="Таблица.C"/>
        <table:table-column table:style-name="Таблица.D"/>
        <table:table-header-rows>
          <table:table-row>
            <table:table-cell table:style-name="Таблица.A1" office:value-type="string">
              <text:p text:style-name="P133">Name</text:p>
            </table:table-cell>
            <table:table-cell table:style-name="Таблица.A1" office:value-type="string">
              <text:p text:style-name="P139">Type</text:p>
            </table:table-cell>
            <table:table-cell table:style-name="Таблица.A1" office:value-type="string">
              <text:p text:style-name="P143">Validation</text:p>
            </table:table-cell>
            <table:table-cell table:style-name="Таблица.D1" office:value-type="string">
              <text:p text:style-name="P133">Comment</text:p>
            </table:table-cell>
          </table:table-row>
        </table:table-header-rows>
        <table:table-row>
          <table:table-cell table:style-name="Таблица.A2" office:value-type="string">
            <text:p text:style-name="P104">uuid</text:p>
          </table:table-cell>
          <table:table-cell table:style-name="Таблица.A2" office:value-type="string">
            <text:p text:style-name="P51">UUID</text:p>
          </table:table-cell>
          <table:table-cell table:style-name="Таблица.A2" office:value-type="string">
            <text:p text:style-name="P73">not<text:span text:style-name="T21">Empty</text:span></text:p>
          </table:table-cell>
          <table:table-cell table:style-name="Таблица.D2" office:value-type="string">
            <text:p text:style-name="P104">id</text:p>
          </table:table-cell>
        </table:table-row>
        <table:table-row>
          <table:table-cell table:style-name="Таблица.A2" office:value-type="string">
            <text:p text:style-name="P38">label</text:p>
          </table:table-cell>
          <table:table-cell table:style-name="Таблица.A2" office:value-type="string">
            <text:p text:style-name="P41">varchar(32)</text:p>
          </table:table-cell>
          <table:table-cell table:style-name="Таблица.A2" office:value-type="string">
            <text:p text:style-name="P107">[<text:span text:style-name="T27">\w</text:span>\s]+</text:p>
          </table:table-cell>
          <table:table-cell table:style-name="Таблица.D2" office:value-type="string">
            <text:p text:style-name="P38">Метка</text:p>
          </table:table-cell>
        </table:table-row>
        <table:table-row>
          <table:table-cell table:style-name="Таблица.A2" office:value-type="string">
            <text:p text:style-name="P38">email</text:p>
          </table:table-cell>
          <table:table-cell table:style-name="Таблица.A2" office:value-type="string">
            <text:p text:style-name="P41">varchar(32)</text:p>
          </table:table-cell>
          <table:table-cell table:style-name="Таблица.A2" office:value-type="string">
            <text:p text:style-name="P105">[a-z0-9_.]<text:span text:style-name="T26">+@[a-z0-9.]+</text:span></text:p>
          </table:table-cell>
          <table:table-cell table:style-name="Таблица.D2" office:value-type="string">
            <text:p text:style-name="P38">Email, также используется как логин</text:p>
          </table:table-cell>
        </table:table-row>
        <table:table-row>
          <table:table-cell table:style-name="Таблица.A2" office:value-type="string">
            <text:p text:style-name="P38">passwordHash</text:p>
          </table:table-cell>
          <table:table-cell table:style-name="Таблица.A2" office:value-type="string">
            <text:p text:style-name="P41">varchar</text:p>
          </table:table-cell>
          <table:table-cell table:style-name="Таблица.A2" office:value-type="string">
            <text:p text:style-name="P73">not<text:span text:style-name="T21">Empty</text:span></text:p>
          </table:table-cell>
          <table:table-cell table:style-name="Таблица.D2" office:value-type="string">
            <text:p text:style-name="P38">Хэш пароля</text:p>
          </table:table-cell>
        </table:table-row>
      </table:table>
      <text:p text:style-name="P6">Метка используется для размещения дополнительной информации о владельце учетной записи: имя, должность, роль и т. п. В качестве логина используется адрес электронной почты. На него же рассылаются требуемые сообщения. В качестве хэша пароля используется bcrypt.</text:p>
      <text:p text:style-name="P6">Управление учетными записями суперпользователя включает в себя:</text:p>
      <text:list xml:id="list2791167185583464495" text:style-name="L1">
        <text:list-item>
          <text:p text:style-name="P172">Создание</text:p>
        </text:list-item>
        <text:list-item>
          <text:p text:style-name="P173">Редактирование</text:p>
        </text:list-item>
        <text:list-item>
          <text:p text:style-name="P172">Удаление</text:p>
        </text:list-item>
        <text:list-item>
          <text:p text:style-name="P172">Получение списка суперпользователей</text:p>
        </text:list-item>
      </text:list>
      <text:p text:style-name="P10">Обертка над Ruby-скриптами для работы с Суперпользователями:</text:p>
      <text:p text:style-name="P10">/scripts/manageSuperusers <text:span text:style-name="T14">&lt;create&gt;|&lt;edit&gt;|&lt;list&gt;|&lt;delete&gt;</text:span></text:p>
      <text:list xml:id="list112834086961842" text:continue-list="list112834024484623" text:style-name="Нумерация_20_в_20_заголовках">
        <text:list-item>
          <text:list>
            <text:list-item>
              <text:list>
                <text:list-item>
                  <text:h text:style-name="P169" text:outline-level="3"><text:bookmark-start text:name="__RefHeading__1522_1511760418"/>Управление организациями <text:span text:style-name="T8">(Organizations)</text:span><text:bookmark-end text:name="__RefHeading__1522_1511760418"/></text:h>
                </text:list-item>
              </text:list>
            </text:list-item>
          </text:list>
        </text:list-item>
      </text:list>
      <text:p text:style-name="P7">Организации могут создаваться, редактироваться и удаляться только Суперпользователем.</text:p>
      <text:p text:style-name="P152"><text:soft-page-break/>Таблица <text:sequence text:ref-name="refTable2" text:name="Table" text:formula="ooow:Table+1" style:num-format="1">2.1.2.1</text:sequence> - Атрибуты Organization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134">Name</text:p>
            </table:table-cell>
            <table:table-cell table:style-name="Таблица1.A1" office:value-type="string">
              <text:p text:style-name="P134">Type</text:p>
            </table:table-cell>
            <table:table-cell table:style-name="Таблица1.A1" office:value-type="string">
              <text:p text:style-name="P142">Validation</text:p>
            </table:table-cell>
            <table:table-cell table:style-name="Таблица1.D1" office:value-type="string">
              <text:p text:style-name="P134">Comment</text:p>
            </table:table-cell>
          </table:table-row>
        </table:table-header-rows>
        <table:table-row>
          <table:table-cell table:style-name="Таблица1.A2" office:value-type="string">
            <text:p text:style-name="P47">uuid</text:p>
          </table:table-cell>
          <table:table-cell table:style-name="Таблица1.A2" office:value-type="string">
            <text:p text:style-name="P47">UUID</text:p>
          </table:table-cell>
          <table:table-cell table:style-name="Таблица1.A2" office:value-type="string">
            <text:p text:style-name="P73">not<text:span text:style-name="T21">Empty</text:span></text:p>
          </table:table-cell>
          <table:table-cell table:style-name="Таблица1.D2" office:value-type="string">
            <text:p text:style-name="P54">id</text:p>
          </table:table-cell>
        </table:table-row>
        <table:table-row>
          <table:table-cell table:style-name="Таблица1.A2" office:value-type="string">
            <text:p text:style-name="P54">formOfOwnership</text:p>
          </table:table-cell>
          <table:table-cell table:style-name="Таблица1.A2" office:value-type="string">
            <text:p text:style-name="P54">int</text:p>
          </table:table-cell>
          <table:table-cell table:style-name="Таблица1.A2" office:value-type="string">
            <text:p text:style-name="P109"><text:span text:style-name="T20">notEmpty</text:span>, выбор из списка</text:p>
          </table:table-cell>
          <table:table-cell table:style-name="Таблица1.D2" office:value-type="string">
            <text:p text:style-name="P54">Форма собственности, выбирается из списка (ОАО, ЗАО, ООО, ФГУП)</text:p>
          </table:table-cell>
        </table:table-row>
        <table:table-row>
          <table:table-cell table:style-name="Таблица1.A2" office:value-type="string">
            <text:p text:style-name="P54">fullName</text:p>
          </table:table-cell>
          <table:table-cell table:style-name="Таблица1.A2" office:value-type="string">
            <text:p text:style-name="P40">varchar<text:span text:style-name="T10">(128)</text:span></text:p>
          </table:table-cell>
          <table:table-cell table:style-name="Таблица1.A2" office:value-type="string">
            <text:p text:style-name="P110">[\w\s]+</text:p>
          </table:table-cell>
          <table:table-cell table:style-name="Таблица1.D2" office:value-type="string">
            <text:p text:style-name="P54">Полное наименование</text:p>
          </table:table-cell>
        </table:table-row>
        <table:table-row>
          <table:table-cell table:style-name="Таблица1.A2" office:value-type="string">
            <text:p text:style-name="P54">shortName</text:p>
          </table:table-cell>
          <table:table-cell table:style-name="Таблица1.A2" office:value-type="string">
            <text:p text:style-name="P39">varchar(32)</text:p>
          </table:table-cell>
          <table:table-cell table:style-name="Таблица1.A2" office:value-type="string">
            <text:p text:style-name="P110">[\w\s]+</text:p>
          </table:table-cell>
          <table:table-cell table:style-name="Таблица1.D2" office:value-type="string">
            <text:p text:style-name="P54">Сокращенное наименование</text:p>
          </table:table-cell>
        </table:table-row>
        <table:table-row>
          <table:table-cell table:style-name="Таблица1.A2" office:value-type="string">
            <text:p text:style-name="P54">TIN</text:p>
          </table:table-cell>
          <table:table-cell table:style-name="Таблица1.A2" office:value-type="string">
            <text:p text:style-name="P40">varchar(<text:span text:style-name="T10">10</text:span>)</text:p>
          </table:table-cell>
          <table:table-cell table:style-name="Таблица1.A2" office:value-type="string">
            <text:p text:style-name="P108">[0-9]{10}</text:p>
          </table:table-cell>
          <table:table-cell table:style-name="Таблица1.D2" office:value-type="string">
            <text:p text:style-name="P54">ИНН</text:p>
          </table:table-cell>
        </table:table-row>
      </table:table>
      <text:list xml:id="list112833198861445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68" text:outline-level="3"><text:bookmark-start text:name="__RefHeading__65_1928543781"/>Управление пользователями <text:span text:style-name="T17">(Users)</text:span><text:bookmark-end text:name="__RefHeading__65_1928543781"/></text:h>
                </text:list-item>
              </text:list>
            </text:list-item>
          </text:list>
        </text:list-item>
      </text:list>
      <text:p text:style-name="P8">Пользователь принадлежит одной организации.</text:p>
      <text:p text:style-name="P8">Суперюзер может самостоятельно создавать пользователя. При этом <text:span text:style-name="T12">пользователь не приобретает статус New, а сразу по выбору суперюзера активен или нет.</text:span></text:p>
      <text:p text:style-name="P8"><text:span text:style-name="T12">Если пользователя создает </text:span>Администратор организации, <text:span text:style-name="T12">то новый пользователь не может работать до фактического одобрения суперюзера.</text:span></text:p>
      <text:p text:style-name="P152">Таблица <text:sequence text:ref-name="refTable3" text:name="Table" text:formula="ooow:Table+1" style:num-format="1">2.1.3.1</text:sequence> - Атрибуты User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35">Name</text:p>
            </table:table-cell>
            <table:table-cell table:style-name="Таблица2.A1" office:value-type="string">
              <text:p text:style-name="P138">Type</text:p>
            </table:table-cell>
            <table:table-cell table:style-name="Таблица2.A1" office:value-type="string">
              <text:p text:style-name="P145">Validation</text:p>
            </table:table-cell>
            <table:table-cell table:style-name="Таблица2.D1" office:value-type="string">
              <text:p text:style-name="P135">Comment</text:p>
            </table:table-cell>
          </table:table-row>
        </table:table-header-rows>
        <table:table-row>
          <table:table-cell table:style-name="Таблица2.A2" office:value-type="string">
            <text:p text:style-name="P48">uuid</text:p>
          </table:table-cell>
          <table:table-cell table:style-name="Таблица2.A2" office:value-type="string">
            <text:p text:style-name="P50">UUID</text:p>
          </table:table-cell>
          <table:table-cell table:style-name="Таблица2.A2" office:value-type="string">
            <text:p text:style-name="P71">not<text:span text:style-name="T21">Empty</text:span></text:p>
          </table:table-cell>
          <table:table-cell table:style-name="Таблица2.D2" office:value-type="string">
            <text:p text:style-name="P55">id</text:p>
          </table:table-cell>
        </table:table-row>
        <table:table-row>
          <table:table-cell table:style-name="Таблица2.A2" office:value-type="string">
            <text:p text:style-name="P65">organizationId</text:p>
          </table:table-cell>
          <table:table-cell table:style-name="Таблица2.A2" office:value-type="string">
            <text:p text:style-name="P66">UUID</text:p>
          </table:table-cell>
          <table:table-cell table:style-name="Таблица2.A2" office:value-type="string">
            <text:p text:style-name="P71">not<text:span text:style-name="T21">Empty</text:span></text:p>
          </table:table-cell>
          <table:table-cell table:style-name="Таблица2.D2" office:value-type="string">
            <text:p text:style-name="P65">id организации</text:p>
          </table:table-cell>
        </table:table-row>
        <table:table-row>
          <table:table-cell table:style-name="Таблица2.A2" office:value-type="string">
            <text:p text:style-name="P58">username</text:p>
          </table:table-cell>
          <table:table-cell table:style-name="Таблица2.A2" office:value-type="string">
            <text:p text:style-name="P43">varchar(32)</text:p>
          </table:table-cell>
          <table:table-cell table:style-name="Таблица2.A2" office:value-type="string">
            <text:p text:style-name="P70">[A-Za-z0-9]<text:span text:style-name="T27">+</text:span></text:p>
          </table:table-cell>
          <table:table-cell table:style-name="Таблица2.D2" office:value-type="string">
            <text:p text:style-name="P65">Имя пользователя для логина</text:p>
          </table:table-cell>
        </table:table-row>
        <table:table-row>
          <table:table-cell table:style-name="Таблица2.A2" office:value-type="string">
            <text:p text:style-name="P38">passwordHash</text:p>
          </table:table-cell>
          <table:table-cell table:style-name="Таблица2.A2" office:value-type="string">
            <text:p text:style-name="P41">varchar</text:p>
          </table:table-cell>
          <table:table-cell table:style-name="Таблица2.A2" office:value-type="string">
            <text:p text:style-name="P74">not<text:span text:style-name="T21">Empty</text:span></text:p>
          </table:table-cell>
          <table:table-cell table:style-name="Таблица2.D2" office:value-type="string">
            <text:p text:style-name="P38">Хэш пароля</text:p>
          </table:table-cell>
        </table:table-row>
        <table:table-row>
          <table:table-cell table:style-name="Таблица2.A2" office:value-type="string">
            <text:p text:style-name="P38">email</text:p>
          </table:table-cell>
          <table:table-cell table:style-name="Таблица2.A2" office:value-type="string">
            <text:p text:style-name="P41">varchar(32)</text:p>
          </table:table-cell>
          <table:table-cell table:style-name="Таблица2.A2" office:value-type="string">
            <text:p text:style-name="P106">[a-z0-9_.]<text:span text:style-name="T26">+@[a-z0-9.]+</text:span></text:p>
          </table:table-cell>
          <table:table-cell table:style-name="Таблица2.D2" office:value-type="string">
            <text:p text:style-name="P60">Для оповещений</text:p>
          </table:table-cell>
        </table:table-row>
        <table:table-row>
          <table:table-cell table:style-name="Таблица2.A2" office:value-type="string">
            <text:p text:style-name="P61">firstName</text:p>
          </table:table-cell>
          <table:table-cell table:style-name="Таблица2.A2" office:value-type="string">
            <text:p text:style-name="P42">varchar(32)</text:p>
          </table:table-cell>
          <table:table-cell table:style-name="Таблица2.A2" office:value-type="string">
            <text:p text:style-name="P111">[\w]+</text:p>
          </table:table-cell>
          <table:table-cell table:style-name="Таблица2.D2" office:value-type="string">
            <text:p text:style-name="P61">Имя</text:p>
          </table:table-cell>
        </table:table-row>
        <table:table-row>
          <table:table-cell table:style-name="Таблица2.A2" office:value-type="string">
            <text:p text:style-name="P59">lastName</text:p>
          </table:table-cell>
          <table:table-cell table:style-name="Таблица2.A2" office:value-type="string">
            <text:p text:style-name="P42">varchar(32)</text:p>
          </table:table-cell>
          <table:table-cell table:style-name="Таблица2.A2" office:value-type="string">
            <text:p text:style-name="P111">[\w]+</text:p>
          </table:table-cell>
          <table:table-cell table:style-name="Таблица2.D2" office:value-type="string">
            <text:p text:style-name="P59">Фамилия</text:p>
          </table:table-cell>
        </table:table-row>
        <table:table-row>
          <table:table-cell table:style-name="Таблица2.A2" office:value-type="string">
            <text:p text:style-name="P59">patronymicName</text:p>
          </table:table-cell>
          <table:table-cell table:style-name="Таблица2.A2" office:value-type="string">
            <text:p text:style-name="P42">varchar(32)</text:p>
          </table:table-cell>
          <table:table-cell table:style-name="Таблица2.A2" office:value-type="string">
            <text:p text:style-name="P111">[\w]+</text:p>
          </table:table-cell>
          <table:table-cell table:style-name="Таблица2.D2" office:value-type="string">
            <text:p text:style-name="P59">Отчество</text:p>
          </table:table-cell>
        </table:table-row>
        <table:table-row>
          <table:table-cell table:style-name="Таблица2.A2" office:value-type="string">
            <text:p text:style-name="P59">title</text:p>
          </table:table-cell>
          <table:table-cell table:style-name="Таблица2.A2" office:value-type="string">
            <text:p text:style-name="P42">varchar(<text:span text:style-name="T11">64</text:span>)</text:p>
          </table:table-cell>
          <table:table-cell table:style-name="Таблица2.A2" office:value-type="string">
            <text:p text:style-name="P111">[\w<text:span text:style-name="T32">\s</text:span>]+</text:p>
          </table:table-cell>
          <table:table-cell table:style-name="Таблица2.D2" office:value-type="string">
            <text:p text:style-name="P59">Должность</text:p>
          </table:table-cell>
        </table:table-row>
        <table:table-row>
          <table:table-cell table:style-name="Таблица2.A2" office:value-type="string">
            <text:p text:style-name="P59">photo</text:p>
          </table:table-cell>
          <table:table-cell table:style-name="Таблица2.A2" office:value-type="string">
            <text:p text:style-name="P62">binary</text:p>
          </table:table-cell>
          <table:table-cell table:style-name="Таблица2.A2" office:value-type="string">
            <text:p text:style-name="P62"/>
          </table:table-cell>
          <table:table-cell table:style-name="Таблица2.D2" office:value-type="string">
            <text:p text:style-name="P59">Фото (аватарка)</text:p>
          </table:table-cell>
        </table:table-row>
        <table:table-row>
          <table:table-cell table:style-name="Таблица2.A2" office:value-type="string">
            <text:p text:style-name="P63">status</text:p>
          </table:table-cell>
          <table:table-cell table:style-name="Таблица2.A2" office:value-type="string">
            <text:p text:style-name="P64">int</text:p>
          </table:table-cell>
          <table:table-cell table:style-name="Таблица2.A2" office:value-type="string">
            <text:p text:style-name="P64"/>
          </table:table-cell>
          <table:table-cell table:style-name="Таблица2.D2" office:value-type="string">
            <text:p text:style-name="P63">Статус пользователя</text:p>
          </table:table-cell>
        </table:table-row>
        <table:table-row>
          <table:table-cell table:style-name="Таблица2.A2" office:value-type="string">
            <text:p text:style-name="P129"/>
          </table:table-cell>
          <table:table-cell table:style-name="Таблица2.A2" office:value-type="string">
            <text:p text:style-name="P130"/>
          </table:table-cell>
          <table:table-cell table:style-name="Таблица2.A2" office:value-type="string">
            <text:p text:style-name="P64"/>
          </table:table-cell>
          <table:table-cell table:style-name="Таблица2.D2" office:value-type="string">
            <text:p text:style-name="P129"/>
          </table:table-cell>
        </table:table-row>
      </table:table>
      <text:p text:style-name="Text_20_body"/>
      <text:p text:style-name="P9">Статусы пользователя:</text:p>
      <text:p text:style-name="P9">New — данные занесены, но суперпользователь не подтвердил</text:p>
      <text:p text:style-name="P9">Inactive — аккаунт временно неактивен</text:p>
      <text:p text:style-name="P9">Active — работает</text:p>
      <text:list xml:id="list112832777692901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70" text:outline-level="3"><text:bookmark-start text:name="__RefHeading__1171_1754445247"/>Аутентификация пользователей<text:bookmark-end text:name="__RefHeading__1171_1754445247"/></text:h>
                </text:list-item>
              </text:list>
            </text:list-item>
          </text:list>
        </text:list-item>
      </text:list>
      <text:p text:style-name="P22">Аутентификация пользователей производится по паре username:password. Авторизации отмечаются в логе scope:AuthLogs. Приудачной авторизации eventType=userLoggedIn, при ошибке в пароле eventType=userInvalidPassword. При <text:soft-page-break/>неизвестном имени пользователя фиксируется попытка с eventType=userUnknown.</text:p>
      <text:list xml:id="list112833458756630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67" text:outline-level="3"><text:bookmark-start text:name="__RefHeading__1524_1511760418"/>Управление правами <text:span text:style-name="T17">и ролями (Permissions and Roles)</text:span><text:bookmark-end text:name="__RefHeading__1524_1511760418"/></text:h>
                </text:list-item>
              </text:list>
            </text:list-item>
          </text:list>
        </text:list-item>
      </text:list>
      <text:p text:style-name="P12">Для <text:span text:style-name="T29">просмотра существующих прав и </text:span>управления ролями в интерфейсе суперюзера предусматривается соответствующий раздел.</text:p>
      <text:p text:style-name="P13">Для выполнения каждого действия, получения доступа к разделам и функциям применяются права. <text:span text:style-name="T16">Право на действие может быть предоставлено, не определено (понимая по умолчанию запрет), прямо запрещено: состояния granted, default, forbidden. Высший приоритет имеют права, заданные непосредственно для пользователя, после применяются права, заданные ролями. Отношения прав: запрет &gt; разрешение &gt; неопределенность.</text:span></text:p>
      <text:p text:style-name="P17">Права жестко прописываются в коде и импортируются при деплое <text:span text:style-name="T31">из файла</text:span>.</text:p>
      <text:p text:style-name="P152">Таблица <text:sequence text:ref-name="refTable4" text:name="Table" text:formula="ooow:Table+1" style:num-format="1">2.1.5.1</text:sequence> - <text:span text:style-name="T20">Атрибуты Permission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P136">Name</text:p>
            </table:table-cell>
            <table:table-cell table:style-name="Таблица3.A1" office:value-type="string">
              <text:p text:style-name="P136">Type</text:p>
            </table:table-cell>
            <table:table-cell table:style-name="Таблица3.A1" office:value-type="string">
              <text:p text:style-name="P146">Validation</text:p>
            </table:table-cell>
            <table:table-cell table:style-name="Таблица3.D1" office:value-type="string">
              <text:p text:style-name="P136">Comment</text:p>
            </table:table-cell>
          </table:table-row>
        </table:table-header-rows>
        <table:table-row>
          <table:table-cell table:style-name="Таблица3.A2" office:value-type="string">
            <text:p text:style-name="P48">uuid</text:p>
          </table:table-cell>
          <table:table-cell table:style-name="Таблица3.A2" office:value-type="string">
            <text:p text:style-name="P50">UUID</text:p>
          </table:table-cell>
          <table:table-cell table:style-name="Таблица3.A2" office:value-type="string">
            <text:p text:style-name="P71">not<text:span text:style-name="T21">Empty</text:span></text:p>
          </table:table-cell>
          <table:table-cell table:style-name="Таблица3.D2" office:value-type="string">
            <text:p text:style-name="P55">id</text:p>
          </table:table-cell>
        </table:table-row>
        <table:table-row>
          <table:table-cell table:style-name="Таблица3.A2" office:value-type="string">
            <text:p text:style-name="P68">title</text:p>
          </table:table-cell>
          <table:table-cell table:style-name="Таблица3.A2" office:value-type="string">
            <text:p text:style-name="P45">varchar<text:span text:style-name="T16">(32)</text:span></text:p>
          </table:table-cell>
          <table:table-cell table:style-name="Таблица3.A2" office:value-type="string">
            <text:p text:style-name="P72">[a-z0-9_]<text:span text:style-name="T29">+</text:span></text:p>
          </table:table-cell>
          <table:table-cell table:style-name="Таблица3.D2" office:value-type="string">
            <text:p text:style-name="P68">Заголовок</text:p>
          </table:table-cell>
        </table:table-row>
        <table:table-row>
          <table:table-cell table:style-name="Таблица3.A2" office:value-type="string">
            <text:p text:style-name="P68">description</text:p>
          </table:table-cell>
          <table:table-cell table:style-name="Таблица3.A2" office:value-type="string">
            <text:p text:style-name="P45">varchar<text:span text:style-name="T35">(128)</text:span></text:p>
          </table:table-cell>
          <table:table-cell table:style-name="Таблица3.A2" office:value-type="string">
            <text:p text:style-name="P112">[\w<text:span text:style-name="T32">\s</text:span>]+</text:p>
          </table:table-cell>
          <table:table-cell table:style-name="Таблица3.D2" office:value-type="string">
            <text:p text:style-name="P68">Описание</text:p>
          </table:table-cell>
        </table:table-row>
      </table:table>
      <text:p text:style-name="P18">Для задания некоторого набора свойств пользователю могут быть присвоены роли. Каждой роли могут (но не обязаны!) быть присвоены некоторые права, прямо запрещены некоторые права. <text:span text:style-name="T32">Права в роли уникальны.</text:span></text:p>
      <text:p text:style-name="P19">Алгоритм поиска эффективного права:</text:p>
      <text:list xml:id="list5194533894730625675" text:style-name="L2">
        <text:list-item>
          <text:p text:style-name="P174">Присваиваем default</text:p>
        </text:list-item>
        <text:list-item>
          <text:p text:style-name="P174">Последовательно перебираем права пользователя. Если найдено forbidden, присваиваем его и выходим, если granted, присваиваем и идем дальше.</text:p>
        </text:list-item>
        <text:list-item>
          <text:p text:style-name="P175">Если после перебора всех прав пользователя осталось default, аналогично перебираем права из роли.</text:p>
        </text:list-item>
        <text:list-item>
          <text:p text:style-name="P175">Если и после просмотра ролей default, присваиваем forbidden.</text:p>
        </text:list-item>
      </text:list>
      <text:p text:style-name="P152">Таблица <text:sequence text:ref-name="refTable5" text:name="Table" text:formula="ooow:Table+1" style:num-format="1">2.1.5.2</text:sequence> - Права</text:p>
      <table:table table:name="ПраваВСистеме" table:style-name="ПраваВСистеме">
        <table:table-column table:style-name="ПраваВСистеме.A"/>
        <table:table-column table:style-name="ПраваВСистеме.B"/>
        <table:table-header-rows>
          <table:table-row>
            <table:table-cell table:style-name="ПраваВСистеме.A1" office:value-type="string">
              <text:p text:style-name="P151">Право</text:p>
            </table:table-cell>
            <table:table-cell table:style-name="ПраваВСистеме.B1" office:value-type="string">
              <text:p text:style-name="P151">Описание</text:p>
            </table:table-cell>
          </table:table-row>
        </table:table-header-rows>
        <table:table-row>
          <table:table-cell table:style-name="ПраваВСистеме.A2" office:value-type="string">
            <text:p text:style-name="P117">manage_organizations</text:p>
          </table:table-cell>
          <table:table-cell table:style-name="ПраваВСистеме.B2" office:value-type="string">
            <text:p text:style-name="P117">Управление организациями</text:p>
          </table:table-cell>
        </table:table-row>
        <table:table-row>
          <table:table-cell table:style-name="ПраваВСистеме.A2" office:value-type="string">
            <text:p text:style-name="P117">manage_users</text:p>
          </table:table-cell>
          <table:table-cell table:style-name="ПраваВСистеме.B2" office:value-type="string">
            <text:p text:style-name="P117">Управление пользователями</text:p>
          </table:table-cell>
        </table:table-row>
        <table:table-row>
          <table:table-cell table:style-name="ПраваВСистеме.A2" office:value-type="string">
            <text:p text:style-name="P117">send_broadcast_messages</text:p>
          </table:table-cell>
          <table:table-cell table:style-name="ПраваВСистеме.B2" office:value-type="string">
            <text:p text:style-name="P117">Отправка <text:span text:style-name="T41">широковещательных </text:span>сообщений</text:p>
          </table:table-cell>
        </table:table-row>
        <table:table-row>
          <table:table-cell table:style-name="ПраваВСистеме.A2" office:value-type="string">
            <text:p text:style-name="P122">read_broadcast_messages</text:p>
          </table:table-cell>
          <table:table-cell table:style-name="ПраваВСистеме.B2" office:value-type="string">
            <text:p text:style-name="P122">Чтение широковещательных сообщений</text:p>
          </table:table-cell>
        </table:table-row>
        <table:table-row>
          <table:table-cell table:style-name="ПраваВСистеме.A2" office:value-type="string">
            <text:p text:style-name="P118">send_private_messages</text:p>
          </table:table-cell>
          <table:table-cell table:style-name="ПраваВСистеме.B2" office:value-type="string">
            <text:p text:style-name="P118">Оправка <text:span text:style-name="T51">личных</text:span> сообщений</text:p>
          </table:table-cell>
        </table:table-row>
        <table:table-row>
          <table:table-cell table:style-name="ПраваВСистеме.A2" office:value-type="string">
            <text:p text:style-name="P118">read_private_messages</text:p>
          </table:table-cell>
          <table:table-cell table:style-name="ПраваВСистеме.B2" office:value-type="string">
            <text:p text:style-name="P120">Чтение <text:span text:style-name="T51">личных</text:span> сообщений</text:p>
          </table:table-cell>
        </table:table-row>
        <table:table-row>
          <table:table-cell table:style-name="ПраваВСистеме.A2" office:value-type="string">
            <text:p text:style-name="P118">send_<text:span text:style-name="T41">organization</text:span>_messages</text:p>
          </table:table-cell>
          <table:table-cell table:style-name="ПраваВСистеме.B2" office:value-type="string">
            <text:p text:style-name="P118">Оправка сообщений <text:span text:style-name="T41">организации</text:span></text:p>
          </table:table-cell>
        </table:table-row>
        <table:table-row>
          <table:table-cell table:style-name="ПраваВСистеме.A2" office:value-type="string">
            <text:p text:style-name="P119">read_<text:span text:style-name="T41">organization</text:span>_messages</text:p>
          </table:table-cell>
          <table:table-cell table:style-name="ПраваВСистеме.B2" office:value-type="string">
            <text:p text:style-name="P118">Чтение сообщений <text:span text:style-name="T41">организации</text:span></text:p>
          </table:table-cell>
        </table:table-row>
        <table:table-row>
          <table:table-cell table:style-name="ПраваВСистеме.A2" office:value-type="string">
            <text:p text:style-name="P121">manage_operation_mode</text:p>
          </table:table-cell>
          <table:table-cell table:style-name="ПраваВСистеме.B2" office:value-type="string">
            <text:p text:style-name="P121">Изменение режима эксплуатации</text:p>
          </table:table-cell>
        </table:table-row>
        <table:table-row>
          <table:table-cell table:style-name="ПраваВСистеме.A2" office:value-type="string">
            <text:p text:style-name="P131">access_dispatcher</text:p>
          </table:table-cell>
          <table:table-cell table:style-name="ПраваВСистеме.B2" office:value-type="string">
            <text:p text:style-name="P131">Доступ к разделу «Диспетчерская»</text:p>
          </table:table-cell>
        </table:table-row>
        <table:table-row>
          <table:table-cell table:style-name="ПраваВСистеме.A2" office:value-type="string">
            <text:p text:style-name="P118"/>
          </table:table-cell>
          <table:table-cell table:style-name="ПраваВСистеме.B2" office:value-type="string">
            <text:p text:style-name="P118"/>
          </table:table-cell>
        </table:table-row>
        <text:soft-page-break/>
        <table:table-row>
          <table:table-cell table:style-name="ПраваВСистеме.A2" office:value-type="string">
            <text:p text:style-name="P118"/>
          </table:table-cell>
          <table:table-cell table:style-name="ПраваВСистеме.B2" office:value-type="string">
            <text:p text:style-name="P118"/>
          </table:table-cell>
        </table:table-row>
        <table:table-row>
          <table:table-cell table:style-name="ПраваВСистеме.A2" office:value-type="string">
            <text:p text:style-name="P118"/>
          </table:table-cell>
          <table:table-cell table:style-name="ПраваВСистеме.B2" office:value-type="string">
            <text:p text:style-name="P118"/>
          </table:table-cell>
        </table:table-row>
      </table:table>
      <text:p text:style-name="P26"/>
      <text:p text:style-name="P152">Таблица <text:sequence text:ref-name="refTable6" text:name="Table" text:formula="ooow:Table+1" style:num-format="1">2.1.5.3</text:sequence> - <text:span text:style-name="T20">Атрибуты </text:span>Role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137">Name</text:p>
            </table:table-cell>
            <table:table-cell table:style-name="Таблица4.A1" office:value-type="string">
              <text:p text:style-name="P137">Type</text:p>
            </table:table-cell>
            <table:table-cell table:style-name="Таблица4.A1" office:value-type="string">
              <text:p text:style-name="P146">Validation</text:p>
            </table:table-cell>
            <table:table-cell table:style-name="Таблица4.D1" office:value-type="string">
              <text:p text:style-name="P137">Comment</text:p>
            </table:table-cell>
          </table:table-row>
        </table:table-header-rows>
        <table:table-row>
          <table:table-cell table:style-name="Таблица4.A2" office:value-type="string">
            <text:p text:style-name="P48">uuid</text:p>
          </table:table-cell>
          <table:table-cell table:style-name="Таблица4.A2" office:value-type="string">
            <text:p text:style-name="P50">UUID</text:p>
          </table:table-cell>
          <table:table-cell table:style-name="Таблица4.A2" office:value-type="string">
            <text:p text:style-name="P71">not<text:span text:style-name="T21">Empty</text:span></text:p>
          </table:table-cell>
          <table:table-cell table:style-name="Таблица4.D2" office:value-type="string">
            <text:p text:style-name="P55">id</text:p>
          </table:table-cell>
        </table:table-row>
        <table:table-row>
          <table:table-cell table:style-name="Таблица4.A2" office:value-type="string">
            <text:p text:style-name="P69">title</text:p>
          </table:table-cell>
          <table:table-cell table:style-name="Таблица4.A2" office:value-type="string">
            <text:p text:style-name="P44">varchar<text:span text:style-name="T16">(32)</text:span></text:p>
          </table:table-cell>
          <table:table-cell table:style-name="Таблица4.A2" office:value-type="string">
            <text:p text:style-name="P72">[<text:span text:style-name="T32">\w</text:span>]<text:span text:style-name="T32">+</text:span></text:p>
          </table:table-cell>
          <table:table-cell table:style-name="Таблица4.D2" office:value-type="string">
            <text:p text:style-name="P69">Заголовок</text:p>
          </table:table-cell>
        </table:table-row>
        <table:table-row>
          <table:table-cell table:style-name="Таблица4.A2" office:value-type="string">
            <text:p text:style-name="P69">description</text:p>
          </table:table-cell>
          <table:table-cell table:style-name="Таблица4.A2" office:value-type="string">
            <text:p text:style-name="P44">varchar<text:span text:style-name="T34">(128)</text:span></text:p>
          </table:table-cell>
          <table:table-cell table:style-name="Таблица4.A2" office:value-type="string">
            <text:p text:style-name="P76">[<text:span text:style-name="T32">\w\s</text:span>]<text:span text:style-name="T32">+</text:span></text:p>
          </table:table-cell>
          <table:table-cell table:style-name="Таблица4.D2" office:value-type="string">
            <text:p text:style-name="P69">Описание</text:p>
          </table:table-cell>
        </table:table-row>
      </table:table>
      <text:list xml:id="list112834211500976" text:continue-list="list112833458756630" text:style-name="Нумерация_20_в_20_заголовках">
        <text:list-item>
          <text:list>
            <text:list-item>
              <text:list>
                <text:list-item>
                  <text:h text:style-name="P167" text:outline-level="3"><text:bookmark-start text:name="__RefHeading__1002_97094416"/>Логи <text:span text:style-name="T19">(Logs)</text:span><text:bookmark-end text:name="__RefHeading__1002_97094416"/></text:h>
                </text:list-item>
              </text:list>
            </text:list-item>
          </text:list>
        </text:list-item>
      </text:list>
      <text:p text:style-name="P20">Все <text:span text:style-name="T21">события в системе</text:span> фиксируются в логах. <text:span text:style-name="T21">Логи хранятся в общей базе данных. Для разбиения по разделам каждой записи присваивается атрибут scope.</text:span></text:p>
      <text:p text:style-name="P21">Инициатор события — субъект — пользователь, который совершал действие. Если событие произошло до аутентификации или относится ко всей системе, применяется UUID(0).</text:p>
      <text:p text:style-name="P152">Таблица <text:sequence text:ref-name="refTable7" text:name="Table" text:formula="ooow:Table+1" style:num-format="1">2.1.6.1</text:sequence> - Разделы логов</text:p>
      <table:table table:name="LogTables" table:style-name="LogTables">
        <table:table-column table:style-name="LogTables.A"/>
        <table:table-column table:style-name="LogTables.B"/>
        <table:table-header-rows>
          <table:table-row>
            <table:table-cell table:style-name="LogTables.A1" office:value-type="string">
              <text:p text:style-name="P149">Table name</text:p>
            </table:table-cell>
            <table:table-cell table:style-name="LogTables.B1" office:value-type="string">
              <text:p text:style-name="P149">Log section</text:p>
            </table:table-cell>
          </table:table-row>
        </table:table-header-rows>
        <table:table-row>
          <table:table-cell table:style-name="LogTables.A2" office:value-type="string">
            <text:p text:style-name="P88"><text:span text:style-name="T29">Action</text:span>Logs</text:p>
          </table:table-cell>
          <table:table-cell table:style-name="LogTables.B2" office:value-type="string">
            <text:p text:style-name="P88">Действия пользователей <text:span text:style-name="T22">и суперюзеров</text:span></text:p>
          </table:table-cell>
        </table:table-row>
        <table:table-row>
          <table:table-cell table:style-name="LogTables.A2" office:value-type="string">
            <text:p text:style-name="P89">AuthLogs</text:p>
          </table:table-cell>
          <table:table-cell table:style-name="LogTables.B2" office:value-type="string">
            <text:p text:style-name="P89"><text:span text:style-name="T25">Аутентификация и а</text:span>вторизаци<text:span text:style-name="T25">я</text:span></text:p>
          </table:table-cell>
        </table:table-row>
      </table:table>
      <text:p text:style-name="P15"/>
      <text:p text:style-name="P152">Таблица <text:sequence text:ref-name="refTable8" text:name="Table" text:formula="ooow:Table+1" style:num-format="1">2.1.6.2</text:sequence> - Атрибуты Log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header-rows>
          <table:table-row>
            <table:table-cell table:style-name="Таблица5.A1" office:value-type="string">
              <text:p text:style-name="Table_20_Heading">Name</text:p>
            </table:table-cell>
            <table:table-cell table:style-name="Таблица5.A1" office:value-type="string">
              <text:p text:style-name="Table_20_Heading">Type</text:p>
            </table:table-cell>
            <table:table-cell table:style-name="Таблица5.A1" office:value-type="string">
              <text:p text:style-name="Table_20_Heading">Validation</text:p>
            </table:table-cell>
            <table:table-cell table:style-name="Таблица5.D1" office:value-type="string">
              <text:p text:style-name="Table_20_Heading">Comment</text:p>
            </table:table-cell>
          </table:table-row>
        </table:table-header-rows>
        <table:table-row>
          <table:table-cell table:style-name="Таблица5.A2" office:value-type="string">
            <text:p text:style-name="P101">scope</text:p>
          </table:table-cell>
          <table:table-cell table:style-name="Таблица5.A2" office:value-type="string">
            <text:p text:style-name="P102">varchar(32)</text:p>
          </table:table-cell>
          <table:table-cell table:style-name="Таблица5.A2" office:value-type="string">
            <text:p text:style-name="P75">[a-z0-9_]<text:span text:style-name="T29">+</text:span></text:p>
          </table:table-cell>
          <table:table-cell table:style-name="Таблица5.D2" office:value-type="string">
            <text:p text:style-name="P101">Раздел</text:p>
          </table:table-cell>
        </table:table-row>
        <table:table-row>
          <table:table-cell table:style-name="Таблица5.A2" office:value-type="string">
            <text:p text:style-name="Table_20_Contents">timestamp</text:p>
          </table:table-cell>
          <table:table-cell table:style-name="Таблица5.A2" office:value-type="string">
            <text:p text:style-name="P79">timestamp</text:p>
          </table:table-cell>
          <table:table-cell table:style-name="Таблица5.A2" office:value-type="string">
            <text:p text:style-name="P79">notEmpty</text:p>
          </table:table-cell>
          <table:table-cell table:style-name="Таблица5.D2" office:value-type="string">
            <text:p text:style-name="P83">Время события, <text:span text:style-name="T36">отображать в формате HH:mm:ss.zzz</text:span></text:p>
          </table:table-cell>
        </table:table-row>
        <table:table-row>
          <table:table-cell table:style-name="Таблица5.A2" office:value-type="string">
            <text:p text:style-name="P86"><text:span text:style-name="T37">subj</text:span>Id</text:p>
          </table:table-cell>
          <table:table-cell table:style-name="Таблица5.A2" office:value-type="string">
            <text:p text:style-name="P87">UUID</text:p>
          </table:table-cell>
          <table:table-cell table:style-name="Таблица5.A2" office:value-type="string">
            <text:p text:style-name="P80">notEmpty</text:p>
          </table:table-cell>
          <table:table-cell table:style-name="Таблица5.D2" office:value-type="string">
            <text:p text:style-name="P86">Инициатор</text:p>
          </table:table-cell>
        </table:table-row>
        <table:table-row>
          <table:table-cell table:style-name="Таблица5.A2" office:value-type="string">
            <text:p text:style-name="P90">objId</text:p>
          </table:table-cell>
          <table:table-cell table:style-name="Таблица5.A2" office:value-type="string">
            <text:p text:style-name="P91">UUID</text:p>
          </table:table-cell>
          <table:table-cell table:style-name="Таблица5.A2" office:value-type="string">
            <text:p text:style-name="P80"/>
          </table:table-cell>
          <table:table-cell table:style-name="Таблица5.D2" office:value-type="string">
            <text:p text:style-name="P90">Объект, над которым проведено действие</text:p>
          </table:table-cell>
        </table:table-row>
        <table:table-row>
          <table:table-cell table:style-name="Таблица5.A2" office:value-type="string">
            <text:p text:style-name="P90">event<text:span text:style-name="T23">Type</text:span></text:p>
          </table:table-cell>
          <table:table-cell table:style-name="Таблица5.A2" office:value-type="string">
            <text:p text:style-name="P91">varchar(64)</text:p>
          </table:table-cell>
          <table:table-cell table:style-name="Таблица5.A2" office:value-type="string">
            <text:p text:style-name="P103">[a-zA-Z0-9_]<text:span text:style-name="T33">+</text:span></text:p>
          </table:table-cell>
          <table:table-cell table:style-name="Таблица5.D2" office:value-type="string">
            <text:p text:style-name="P92">Тип события</text:p>
          </table:table-cell>
        </table:table-row>
        <table:table-row>
          <table:table-cell table:style-name="Таблица5.A2" office:value-type="string">
            <text:p text:style-name="P99">result</text:p>
          </table:table-cell>
          <table:table-cell table:style-name="Таблица5.A2" office:value-type="string">
            <text:p text:style-name="P100">varchar(32)</text:p>
          </table:table-cell>
          <table:table-cell table:style-name="Таблица5.A2" office:value-type="string">
            <text:p text:style-name="P100">{Success<text:span text:style-name="T33">|</text:span>Error}</text:p>
          </table:table-cell>
          <table:table-cell table:style-name="Таблица5.D2" office:value-type="string">
            <text:p text:style-name="P99">Результат операции</text:p>
          </table:table-cell>
        </table:table-row>
        <table:table-row>
          <table:table-cell table:style-name="Таблица5.A2" office:value-type="string">
            <text:p text:style-name="P95">comment</text:p>
          </table:table-cell>
          <table:table-cell table:style-name="Таблица5.A2" office:value-type="string">
            <text:p text:style-name="P96">varchar(1024)</text:p>
          </table:table-cell>
          <table:table-cell table:style-name="Таблица5.A2" office:value-type="string">
            <text:p text:style-name="P113">[\w\s]</text:p>
          </table:table-cell>
          <table:table-cell table:style-name="Таблица5.D2" office:value-type="string">
            <text:p text:style-name="P95">Произвольный <text:span text:style-name="T24">комментарий</text:span></text:p>
          </table:table-cell>
        </table:table-row>
      </table:table>
      <text:p text:style-name="Text_20_body"/>
      <text:p text:style-name="Table">Таблица <text:sequence text:ref-name="refTable9" text:name="Table" text:formula="ooow:Table+1" style:num-format="1">2.1.6.3</text:sequence> - Типы событий</text:p>
      <table:table table:name="EventType" table:style-name="EventType">
        <table:table-column table:style-name="EventType.A"/>
        <table:table-column table:style-name="EventType.B"/>
        <table:table-header-rows>
          <table:table-row>
            <table:table-cell table:style-name="EventType.A1" office:value-type="string">
              <text:p text:style-name="P150">Event type</text:p>
            </table:table-cell>
            <table:table-cell table:style-name="EventType.B1" office:value-type="string">
              <text:p text:style-name="P150">Description</text:p>
            </table:table-cell>
          </table:table-row>
        </table:table-header-rows>
        <table:table-row>
          <table:table-cell table:style-name="EventType.A2" office:value-type="string">
            <text:p text:style-name="P93">superUserLoggedIn</text:p>
          </table:table-cell>
          <table:table-cell table:style-name="EventType.B2" office:value-type="string">
            <text:p text:style-name="P93">Суперюзер авторизовался</text:p>
          </table:table-cell>
        </table:table-row>
        <table:table-row>
          <table:table-cell table:style-name="EventType.A2" office:value-type="string">
            <text:p text:style-name="P93">superUserLoggedOut</text:p>
          </table:table-cell>
          <table:table-cell table:style-name="EventType.B2" office:value-type="string">
            <text:p text:style-name="P93">Суперюзер разлогинился</text:p>
          </table:table-cell>
        </table:table-row>
        <table:table-row>
          <table:table-cell table:style-name="EventType.A2" office:value-type="string">
            <text:p text:style-name="P93">superUserSessionTimeout</text:p>
          </table:table-cell>
          <table:table-cell table:style-name="EventType.B2" office:value-type="string">
            <text:p text:style-name="P93">Таймаут сессии суперюзера</text:p>
          </table:table-cell>
        </table:table-row>
        <text:soft-page-break/>
        <table:table-row>
          <table:table-cell table:style-name="EventType.A2" office:value-type="string">
            <text:p text:style-name="P93"><text:span text:style-name="T30">u</text:span>serLoggedIn</text:p>
          </table:table-cell>
          <table:table-cell table:style-name="EventType.B2" office:value-type="string">
            <text:p text:style-name="P93"><text:span text:style-name="T30">Пользователь</text:span> авторизовался</text:p>
          </table:table-cell>
        </table:table-row>
        <table:table-row>
          <table:table-cell table:style-name="EventType.A2" office:value-type="string">
            <text:p text:style-name="P93"><text:span text:style-name="T30">u</text:span>serLoggedOut</text:p>
          </table:table-cell>
          <table:table-cell table:style-name="EventType.B2" office:value-type="string">
            <text:p text:style-name="P94"><text:span text:style-name="T30">Пользователь</text:span> разлогинился</text:p>
          </table:table-cell>
        </table:table-row>
        <table:table-row>
          <table:table-cell table:style-name="EventType.A2" office:value-type="string">
            <text:p text:style-name="P93"><text:span text:style-name="T30">u</text:span>serSessionTimeout</text:p>
          </table:table-cell>
          <table:table-cell table:style-name="EventType.B2" office:value-type="string">
            <text:p text:style-name="P94">Таймаут сессии <text:span text:style-name="T30">пользователя</text:span></text:p>
          </table:table-cell>
        </table:table-row>
        <table:table-row>
          <table:table-cell table:style-name="EventType.A2" office:value-type="string">
            <text:p text:style-name="P114">userInvalidPassword</text:p>
          </table:table-cell>
          <table:table-cell table:style-name="EventType.B2" office:value-type="string">
            <text:p text:style-name="P114">Попытка аутентификации с неверным паролем</text:p>
          </table:table-cell>
        </table:table-row>
        <table:table-row>
          <table:table-cell table:style-name="EventType.A2" office:value-type="string">
            <text:p text:style-name="P116">userUnknown</text:p>
          </table:table-cell>
          <table:table-cell table:style-name="EventType.B2" office:value-type="string">
            <text:p text:style-name="P115">Попытка аутентификации с неверным <text:span text:style-name="T38">именем пользователя</text:span></text:p>
          </table:table-cell>
        </table:table-row>
        <table:table-row>
          <table:table-cell table:style-name="EventType.A2" office:value-type="string">
            <text:p text:style-name="P97">userCreated</text:p>
          </table:table-cell>
          <table:table-cell table:style-name="EventType.B2" office:value-type="string">
            <text:p text:style-name="P97">Пользователь создан</text:p>
          </table:table-cell>
        </table:table-row>
        <table:table-row>
          <table:table-cell table:style-name="EventType.A2" office:value-type="string">
            <text:p text:style-name="P97">userEdited</text:p>
          </table:table-cell>
          <table:table-cell table:style-name="EventType.B2" office:value-type="string">
            <text:p text:style-name="P97">Пользователь изменен</text:p>
          </table:table-cell>
        </table:table-row>
        <table:table-row>
          <table:table-cell table:style-name="EventType.A2" office:value-type="string">
            <text:p text:style-name="P97">userDeleted</text:p>
          </table:table-cell>
          <table:table-cell table:style-name="EventType.B2" office:value-type="string">
            <text:p text:style-name="P97">Пользователь удален</text:p>
          </table:table-cell>
        </table:table-row>
        <table:table-row>
          <table:table-cell table:style-name="EventType.A2" office:value-type="string">
            <text:p text:style-name="P97">organizationCreated</text:p>
          </table:table-cell>
          <table:table-cell table:style-name="EventType.B2" office:value-type="string">
            <text:p text:style-name="P97">Организация создана</text:p>
          </table:table-cell>
        </table:table-row>
        <table:table-row>
          <table:table-cell table:style-name="EventType.A2" office:value-type="string">
            <text:p text:style-name="P97">organizationEdited</text:p>
          </table:table-cell>
          <table:table-cell table:style-name="EventType.B2" office:value-type="string">
            <text:p text:style-name="P97">Организация изменена</text:p>
          </table:table-cell>
        </table:table-row>
        <table:table-row>
          <table:table-cell table:style-name="EventType.A2" office:value-type="string">
            <text:p text:style-name="P97">organizationDeleted</text:p>
          </table:table-cell>
          <table:table-cell table:style-name="EventType.B2" office:value-type="string">
            <text:p text:style-name="P97">Организация удалена</text:p>
          </table:table-cell>
        </table:table-row>
        <table:table-row>
          <table:table-cell table:style-name="EventType.A2" office:value-type="string">
            <text:p text:style-name="P97"><text:span text:style-name="T29">role</text:span>Created</text:p>
          </table:table-cell>
          <table:table-cell table:style-name="EventType.B2" office:value-type="string">
            <text:p text:style-name="P97"><text:span text:style-name="T29">Роль</text:span> создана</text:p>
          </table:table-cell>
        </table:table-row>
        <table:table-row>
          <table:table-cell table:style-name="EventType.A2" office:value-type="string">
            <text:p text:style-name="P98"><text:span text:style-name="T29">role</text:span>Edited</text:p>
          </table:table-cell>
          <table:table-cell table:style-name="EventType.B2" office:value-type="string">
            <text:p text:style-name="P98"><text:span text:style-name="T29">Роль</text:span> изменена</text:p>
          </table:table-cell>
        </table:table-row>
        <table:table-row>
          <table:table-cell table:style-name="EventType.A2" office:value-type="string">
            <text:p text:style-name="P98"><text:span text:style-name="T29">role</text:span>Deleted</text:p>
          </table:table-cell>
          <table:table-cell table:style-name="EventType.B2" office:value-type="string">
            <text:p text:style-name="P98"><text:span text:style-name="T29">Роль</text:span> удалена</text:p>
          </table:table-cell>
        </table:table-row>
      </table:table>
      <text:h text:style-name="P176" text:outline-level="2"/>
      <text:p text:style-name="Text_20_body"><text:bookmark-start text:name="__RefHeading__1173_1754445247"/>В интерфейсе просмотра логов обновление должно происходить динамически, по мере поступления новых записей со скроллингом.<text:bookmark-end text:name="__RefHeading__1173_1754445247"/></text:p>
      <text:h text:style-name="P177" text:outline-level="2"/>
      <text:list xml:id="list112833469256794" text:continue-numbering="true" text:style-name="Нумерация_20_в_20_заголовках">
        <text:list-item>
          <text:list>
            <text:list-item>
              <text:h text:style-name="P166" text:outline-level="2"><text:bookmark-start text:name="__RefHeading__1004_97094416"/>Пользовательский интерфейс<text:bookmark-end text:name="__RefHeading__1004_97094416"/></text:h>
              <text:list>
                <text:list-item>
                  <text:h text:style-name="P167" text:outline-level="3"><text:bookmark-start text:name="__RefHeading__1906_1742503065"/>Сообщения <text:span text:style-name="T41">(Messages)</text:span><text:bookmark-end text:name="__RefHeading__1906_1742503065"/></text:h>
                </text:list-item>
              </text:list>
            </text:list-item>
          </text:list>
        </text:list-item>
      </text:list>
      <text:p text:style-name="P27">Сообщения могут иметь область действия:</text:p>
      <text:list xml:id="list8507444500183186043" text:style-name="L3">
        <text:list-item>
          <text:p text:style-name="P178">Широковещательные</text:p>
        </text:list-item>
        <text:list-item>
          <text:p text:style-name="P178">Организации</text:p>
        </text:list-item>
        <text:list-item>
          <text:p text:style-name="P179">Личные</text:p>
        </text:list-item>
      </text:list>
      <text:p text:style-name="P27">Для отправки и чтения сообщений пользователь должен обладать соответствующим правом (см. таблицу <text:sequence-ref text:reference-format="value" text:ref-name="refTable5">2.1.5.2</text:sequence-ref>).</text:p>
      <text:p text:style-name="P152">Таблица <text:sequence text:ref-name="refTable10" text:name="Table" text:formula="ooow:Table+1" style:num-format="1">2.2.1.1</text:sequence> - Атрибуты Message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header-rows>
          <table:table-row>
            <table:table-cell table:style-name="Таблица7.A1" office:value-type="string">
              <text:p text:style-name="P140">Name</text:p>
            </table:table-cell>
            <table:table-cell table:style-name="Таблица7.A1" office:value-type="string">
              <text:p text:style-name="P140">Type</text:p>
            </table:table-cell>
            <table:table-cell table:style-name="Таблица7.A1" office:value-type="string">
              <text:p text:style-name="P147">Validation</text:p>
            </table:table-cell>
            <table:table-cell table:style-name="Таблица7.D1" office:value-type="string">
              <text:p text:style-name="P140">Comment</text:p>
            </table:table-cell>
          </table:table-row>
        </table:table-header-rows>
        <table:table-row>
          <table:table-cell table:style-name="Таблица7.A2" office:value-type="string">
            <text:p text:style-name="P49">uuid</text:p>
          </table:table-cell>
          <table:table-cell table:style-name="Таблица7.A2" office:value-type="string">
            <text:p text:style-name="P52">UUID</text:p>
          </table:table-cell>
          <table:table-cell table:style-name="Таблица7.A2" office:value-type="string">
            <text:p text:style-name="P77">not<text:span text:style-name="T21">Empty</text:span></text:p>
          </table:table-cell>
          <table:table-cell table:style-name="Таблица7.D2" office:value-type="string">
            <text:p text:style-name="P56">id</text:p>
          </table:table-cell>
        </table:table-row>
        <table:table-row>
          <table:table-cell table:style-name="Таблица7.A2" office:value-type="string">
            <text:p text:style-name="P123">sender</text:p>
          </table:table-cell>
          <table:table-cell table:style-name="Таблица7.A2" office:value-type="string">
            <text:p text:style-name="P52">UUID</text:p>
          </table:table-cell>
          <table:table-cell table:style-name="Таблица7.A2" office:value-type="string">
            <text:p text:style-name="P77">not<text:span text:style-name="T21">Empty</text:span></text:p>
          </table:table-cell>
          <table:table-cell table:style-name="Таблица7.D2" office:value-type="string">
            <text:p text:style-name="P123">id отправителя</text:p>
          </table:table-cell>
        </table:table-row>
        <table:table-row>
          <table:table-cell table:style-name="Таблица7.A2" office:value-type="string">
            <text:p text:style-name="P123"><text:span text:style-name="T47">sendT</text:span>imestamp</text:p>
          </table:table-cell>
          <table:table-cell table:style-name="Таблица7.A2" office:value-type="string">
            <text:p text:style-name="P81">timestamp</text:p>
          </table:table-cell>
          <table:table-cell table:style-name="Таблица7.A2" office:value-type="string">
            <text:p text:style-name="P81">notEmpty</text:p>
          </table:table-cell>
          <table:table-cell table:style-name="Таблица7.D2" office:value-type="string">
            <text:p text:style-name="P84">Время <text:span text:style-name="T42">отправки</text:span></text:p>
          </table:table-cell>
        </table:table-row>
        <table:table-row>
          <table:table-cell table:style-name="Таблица7.A2" office:value-type="string">
            <text:p text:style-name="P123">scope</text:p>
          </table:table-cell>
          <table:table-cell table:style-name="Таблица7.A2" office:value-type="string">
            <text:p text:style-name="P156">varchar(32)</text:p>
          </table:table-cell>
          <table:table-cell table:style-name="Таблица7.A2" office:value-type="string">
            <text:p text:style-name="P155">{<text:span text:style-name="T43">B</text:span>roadcast<text:span text:style-name="T43">|O</text:span>rganization<text:span text:style-name="T43">|P</text:span>rivate}</text:p>
          </table:table-cell>
          <table:table-cell table:style-name="Таблица7.D2" office:value-type="string">
            <text:p text:style-name="P123">Область видимости</text:p>
          </table:table-cell>
        </table:table-row>
        <table:table-row>
          <table:table-cell table:style-name="Таблица7.A2" office:value-type="string">
            <text:p text:style-name="P125">recipient</text:p>
          </table:table-cell>
          <table:table-cell table:style-name="Таблица7.A2" office:value-type="string">
            <text:p text:style-name="P52">UUID</text:p>
          </table:table-cell>
          <table:table-cell table:style-name="Таблица7.A2" office:value-type="string">
            <text:p text:style-name="P77">not<text:span text:style-name="T21">Empty</text:span></text:p>
          </table:table-cell>
          <table:table-cell table:style-name="Таблица7.D2" office:value-type="string">
            <text:p text:style-name="P125">id получателя</text:p>
          </table:table-cell>
        </table:table-row>
        <table:table-row>
          <table:table-cell table:style-name="Таблица7.A2" office:value-type="string">
            <text:p text:style-name="P123">text</text:p>
          </table:table-cell>
          <table:table-cell table:style-name="Таблица7.A2" office:value-type="string">
            <text:p text:style-name="P46">varchar<text:span text:style-name="T34">(140)</text:span></text:p>
          </table:table-cell>
          <table:table-cell table:style-name="Таблица7.A2" office:value-type="string">
            <text:p text:style-name="P77">[<text:span text:style-name="T32">\w\s</text:span>]<text:span text:style-name="T32">+</text:span></text:p>
          </table:table-cell>
          <table:table-cell table:style-name="Таблица7.D2" office:value-type="string">
            <text:p text:style-name="P123">Текст сообщения</text:p>
          </table:table-cell>
        </table:table-row>
      </table:table>
      <text:p text:style-name="Text_20_body"/>
      <text:p text:style-name="P180">Все сообщения попадают в одну общую таблицу <text:span text:style-name="T49">сообщений</text:span>. Время отправки фиксируется на сервере, а не задается отправителем.</text:p>
      <text:p text:style-name="P180">При отправке <text:span text:style-name="T44">широковещательных сообщений uuid получателя указывается uuid(0), </text:span>сообщения для организации uuid <text:span text:style-name="T52">организации</text:span>, для личного сообщения — uuid получателя. При отправке следует проводить проверку на предмет возможности доставки. <text:span text:style-name="T52">Для широковещательных сообщений считаем, что всегда есть получатели. </text:span>Для организаций — существование хотя бы одного пользователя в этой организации, имеющего право чтения сообщений для организации. Для личных — наличие у получателя права чтения личных сообщений. Если сообщение некому доставить — выдать отправителю сообщение.</text:p>
      <text:p text:style-name="P181">Получив сообщение к отправке, сервер формирует записи в Журнале доставки сообщений <text:span text:style-name="T44">(таблица </text:span><text:span text:style-name="T44"><text:sequence-ref text:reference-format="value" text:ref-name="refTable11">2.2.1.2</text:sequence-ref></text:span><text:span text:style-name="T44">). В журнале фиксируются получения каждого сообщения каждым пользователем. </text:span>Если сообщение широковещательное, создаются записи для каждого пользователя в системе, имеющего право чтения широковещательных сообщений. Для сообщений организации — для каждого, у кого есть право в этой организации читать такие сообщения и для таких же пользователей в организации <text:s/>отправителя.</text:p>
      <text:p text:style-name="P28"><text:span text:style-name="T53">Перечень непрочитанных сообщений определяется для каждого пользователя по журналу непрочитанных сообщений по отсутствию времени прочтения. Список упорядочиваем по времени создания. Отправляем пользователю по одному сообщению, пока не отправим все.</text:span></text:p>
      <text:p text:style-name="P28"><text:span text:style-name="T45">На клиенте после отображения отправляем серверу подтверждение отображения с указанием id сообщения. После подтверждения отображения сервер заносит в </text:span>Журнал доставки сообщений <text:span text:style-name="T53">время прочтения</text:span>.</text:p>
      <text:p text:style-name="P29">Для залогинненых пользователей очередь непрочитанных сообщений формируется <text:soft-page-break/>в реальном времени <text:span text:style-name="T47">и сразу передается, иначе — при логине.</text:span></text:p>
      <text:p text:style-name="P152">Таблица <text:sequence text:ref-name="refTable11" text:name="Table" text:formula="ooow:Table+1" style:num-format="1">2.2.1.2</text:sequence> - Журнал доставки сообщений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header-rows>
          <table:table-row>
            <table:table-cell table:style-name="Таблица8.A1" office:value-type="string">
              <text:p text:style-name="P141">Name</text:p>
            </table:table-cell>
            <table:table-cell table:style-name="Таблица8.A1" office:value-type="string">
              <text:p text:style-name="P141">Type</text:p>
            </table:table-cell>
            <table:table-cell table:style-name="Таблица8.A1" office:value-type="string">
              <text:p text:style-name="P148">Validation</text:p>
            </table:table-cell>
            <table:table-cell table:style-name="Таблица8.D1" office:value-type="string">
              <text:p text:style-name="P141">Comment</text:p>
            </table:table-cell>
          </table:table-row>
        </table:table-header-rows>
        <table:table-row>
          <table:table-cell table:style-name="Таблица8.A2" office:value-type="string">
            <text:p text:style-name="P126">messageId</text:p>
          </table:table-cell>
          <table:table-cell table:style-name="Таблица8.A2" office:value-type="string">
            <text:p text:style-name="P53">UUID</text:p>
          </table:table-cell>
          <table:table-cell table:style-name="Таблица8.A2" office:value-type="string">
            <text:p text:style-name="P78">not<text:span text:style-name="T21">Empty</text:span></text:p>
          </table:table-cell>
          <table:table-cell table:style-name="Таблица8.D2" office:value-type="string">
            <text:p text:style-name="P57">id <text:span text:style-name="T44">сообщения</text:span></text:p>
          </table:table-cell>
        </table:table-row>
        <table:table-row>
          <table:table-cell table:style-name="Таблица8.A2" office:value-type="string">
            <text:p text:style-name="P126">recipientId</text:p>
          </table:table-cell>
          <table:table-cell table:style-name="Таблица8.A2" office:value-type="string">
            <text:p text:style-name="P127">UUID</text:p>
          </table:table-cell>
          <table:table-cell table:style-name="Таблица8.A2" office:value-type="string">
            <text:p text:style-name="P78">not<text:span text:style-name="T21">Empty</text:span></text:p>
          </table:table-cell>
          <table:table-cell table:style-name="Таблица8.D2" office:value-type="string">
            <text:p text:style-name="P128">id пол<text:span text:style-name="T46">ьзователя, получившего сообщение</text:span></text:p>
          </table:table-cell>
        </table:table-row>
        <table:table-row>
          <table:table-cell table:style-name="Таблица8.A2" office:value-type="string">
            <text:p text:style-name="P124">timestamp</text:p>
          </table:table-cell>
          <table:table-cell table:style-name="Таблица8.A2" office:value-type="string">
            <text:p text:style-name="P82">timestamp</text:p>
          </table:table-cell>
          <table:table-cell table:style-name="Таблица8.A2" office:value-type="string">
            <text:p text:style-name="P82"/>
          </table:table-cell>
          <table:table-cell table:style-name="Таблица8.D2" office:value-type="string">
            <text:p text:style-name="P85">Время <text:span text:style-name="T44">получения</text:span></text:p>
          </table:table-cell>
        </table:table-row>
      </table:table>
      <text:p text:style-name="P33"/>
      <text:p text:style-name="Text_20_body"/>
      <text:list xml:id="list112834067407868" text:continue-list="list112833469256794" text:style-name="Нумерация_20_в_20_заголовках">
        <text:list-item>
          <text:h text:style-name="P160" text:outline-level="1"><text:bookmark-start text:name="__RefHeading__116_1625461075"/>Сущности<text:bookmark-end text:name="__RefHeading__116_1625461075"/></text:h>
          <text:list>
            <text:list-item text:start-value="1">
              <text:h text:style-name="P162" text:outline-level="2" text:restart-numbering="true" text:start-value="-1"><text:bookmark-start text:name="__RefHeading__791_1038850855"/>Тэг <text:span text:style-name="T4">(Tag)</text:span><text:bookmark-end text:name="__RefHeading__791_1038850855"/></text:h>
            </text:list-item>
          </text:list>
        </text:list-item>
      </text:list>
      <text:p text:style-name="P4">Метка, присваиваемая чему-либо. У каждого объекта может быть несколько тэгов или не быть совсем. Тэг уникален для всей системы. <text:span text:style-name="T5">Для каждого тэга может быть задано множество пользователей, для которого этот тэг виден. По умолчанию для всех.</text:span></text:p>
      <text:h text:style-name="P157" text:outline-level="1"/>
      <text:list xml:id="list112833826747466" text:continue-numbering="true" text:style-name="Нумерация_20_в_20_заголовках">
        <text:list-item>
          <text:h text:style-name="P159" text:outline-level="1"><text:bookmark-start text:name="__RefHeading__593_785244112"/>Варианты использования <text:span text:style-name="T3">(Use cases)</text:span><text:bookmark-end text:name="__RefHeading__593_785244112"/></text:h>
          <text:list>
            <text:list-item>
              <text:h text:style-name="P162" text:outline-level="2"><text:bookmark-start text:name="__RefHeading__1075_1038850855"/><text:span text:style-name="T9">Организации и </text:span>Пользователи<text:bookmark-end text:name="__RefHeading__1075_1038850855"/></text:h>
            </text:list-item>
            <text:list-item>
              <text:h text:style-name="P162" text:outline-level="2"><text:bookmark-start text:name="__RefHeading__3177_649154419"/>Сообщения<text:bookmark-end text:name="__RefHeading__3177_649154419"/></text:h>
            </text:list-item>
          </text:list>
        </text:list-item>
      </text:list>
      <text:p text:style-name="P30">Все манипуляции с сообщениями доступны пользователю при наличии соответствующих прав.</text:p>
      <text:list xml:id="list112833857294254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67" text:outline-level="3"><text:bookmark-start text:name="__RefHeading__3179_649154419"/>Отправка сообщений<text:bookmark-end text:name="__RefHeading__3179_649154419"/></text:h>
                </text:list-item>
              </text:list>
            </text:list-item>
          </text:list>
        </text:list-item>
      </text:list>
      <text:p text:style-name="P30">Пользователь может отправить сообщение, указав тип сообщения и получателя (если применимо). Если на какой-то тип нет прав, выбрать его нельзя.</text:p>
      <text:list xml:id="list112833877825557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67" text:outline-level="3"><text:bookmark-start text:name="__RefHeading__3181_649154419"/>Уведомления о новых сообщениях<text:bookmark-end text:name="__RefHeading__3181_649154419"/></text:h>
                </text:list-item>
              </text:list>
            </text:list-item>
          </text:list>
        </text:list-item>
      </text:list>
      <text:p text:style-name="P30">Залогиненный пользователь получает уведомления о новых сообщениях сразу по факту его появления. Незалогиненный — сразу после логина. Отображается количество непрочитанных сообщений.</text:p>
      <text:list xml:id="list112833442725926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67" text:outline-level="3"><text:bookmark-start text:name="__RefHeading__3183_649154419"/>Чтение сообщений<text:bookmark-end text:name="__RefHeading__3183_649154419"/></text:h>
                </text:list-item>
              </text:list>
            </text:list-item>
          </text:list>
        </text:list-item>
      </text:list>
      <text:p text:style-name="P30">При переходе в раздел сообщений пользователю сразу показываются <text:span text:style-name="T49">непрочитанные сообщения. Возможно с группировкой по подразделам (например, по типу и отправителю). После отображения сообщения считаются прочитанными с фиксацией этого факта в БД.</text:span></text:p>
      <text:list xml:id="list112834308543938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67" text:outline-level="3"><text:bookmark-start text:name="__RefHeading__3185_649154419"/>История сообщений<text:bookmark-end text:name="__RefHeading__3185_649154419"/></text:h>
                </text:list-item>
              </text:list>
            </text:list-item>
          </text:list>
        </text:list-item>
      </text:list>
      <text:p text:style-name="P31">Пользователю отображается вся история сообщений, хранящаяся в таблице актуальных сообщений.</text:p>
      <text:h text:style-name="P157" text:outline-level="1"/>
      <text:list xml:id="list112834741977009" text:continue-numbering="true" text:style-name="Нумерация_20_в_20_заголовках">
        <text:list-item>
          <text:h text:style-name="P159" text:outline-level="1"><text:bookmark-start text:name="__RefHeading__802_1134636508"/>Архитектурные решения<text:bookmark-end text:name="__RefHeading__802_1134636508"/></text:h>
          <text:list>
            <text:list-item>
              <text:h text:style-name="P162" text:outline-level="2"><text:bookmark-start text:name="__RefHeading__804_1134636508"/>Хранение аватарок пользователя в базе данных<text:bookmark-end text:name="__RefHeading__804_1134636508"/></text:h>
            </text:list-item>
          </text:list>
        </text:list-item>
      </text:list>
      <text:p text:style-name="P11">Аватарки после загрузки пользователем преобразуются в нужный формат и загружаются непосредственно в БД. В соответствии с Руководством по интерфейсу требуются строго определенного размера изображения. Они получаются из загруженной пользователем картинки вырезанием верхнего левого квадрата и преобразованием до требуемо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01cm" fo:margin-bottom="0.101cm" style:contextual-spacing="false" fo:text-indent="1.251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01cm" fo:margin-bottom="0.101cm" style:contextual-spacing="false" fo:text-indent="1.251cm" style:auto-text-indent="false" style:shadow="none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Table" style:family="paragraph" style:parent-style-name="Caption" style:list-style-name="" style:class="extra" style:master-page-name="">
      <style:paragraph-properties fo:margin-top="0.199cm" fo:margin-bottom="0.199cm" style:contextual-spacing="false" style:page-number="auto" fo:background-color="transparent" style:shadow="none">
        <style:tab-stops/>
        <style:background-image/>
      </style:paragraph-properties>
      <style:text-properties fo:font-style="normal"/>
    </style:style>
    <style:style style:name="Drawing" style:family="paragraph" style:parent-style-name="Caption" style:class="extra">
      <style:paragraph-properties fo:margin-top="0.199cm" fo:margin-bottom="0.199cm" style:contextual-spacing="false" fo:text-align="center" style:justify-single-word="false"/>
      <style:text-properties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Нумерация_20_в_20_заголовках" style:display-name="Нумерация в заголовках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M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MT1" style:family="text">
      <style:text-properties officeooo:rsid="001ae6f8"/>
    </style:style>
    <style:style style:name="MT2" style:family="text">
      <style:text-properties officeooo:rsid="000e883a"/>
    </style:style>
    <style:style style:name="M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section text:style-name="MSect1" text:name="Раздел2">
          <text:p text:style-name="MP1"><text:subject>SAKE Final Fantasy</text:subject>:<text:title>Руководство разработчика</text:title><text:tab/><text:tab/><text:tab/><text:tab/><text:tab/><text:tab/><text:span text:style-name="MT1">В</text:span>ерсия <text:editing-cycles>61</text:editing-cycles> <text:span text:style-name="MT2">от </text:span><text:span text:style-name="MT2"><text:time style:data-style-name="N41" text:time-value="2014-08-29T11:28:32.574808881">11:04:41</text:time></text:span><text:span text:style-name="MT2"> </text:span><text:span text:style-name="MT2"><text:date style:data-style-name="N36" text:date-value="2014-08-29T11:28:32.574989302">29.08.2014</text:date></text:span></text:p>
        </text:section>
      </style:header>
      <style:footer>
        <text:p text:style-name="MP2">Страница <text:page-number text:select-page="current">12</text:page-number> из 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32:03.426881384</meta:creation-date>
    <meta:editing-duration>PT7H5M17S</meta:editing-duration>
    <meta:editing-cycles>61</meta:editing-cycles>
    <meta:generator>LibreOffice/4.1.6.2$Linux_X86_64 LibreOffice_project/410m0$Build-2</meta:generator>
    <dc:title>Руководство разработчика</dc:title>
    <dc:subject>SAKE Final Fantasy</dc:subject>
    <meta:initial-creator>Vladimir Krivenko</meta:initial-creator>
    <meta:keyword>SAKE</meta:keyword>
    <dc:date>2014-08-29T11:28:32.555753258</dc:date>
    <dc:creator>Vladimir Krivenko</dc:creator>
    <meta:document-statistic meta:table-count="13" meta:image-count="0" meta:object-count="0" meta:page-count="12" meta:paragraph-count="412" meta:word-count="1623" meta:character-count="13014" meta:non-whitespace-character-count="1179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Автоматически сохранённая версия" VL:creator="Vladimir Krivenko" dc:date-time="2014-06-30T19:34:55"/>
  <VL:version-entry VL:title="Version2" VL:comment="Автоматически сохранённая версия" VL:creator="Vladimir Krivenko" dc:date-time="2014-07-01T19:58:36"/>
  <VL:version-entry VL:title="Version3" VL:comment="Автоматически сохранённая версия" VL:creator="Vladimir Krivenko" dc:date-time="2014-07-21T14:33:18"/>
  <VL:version-entry VL:title="Version4" VL:comment="Автоматически сохранённая версия" VL:creator="Vladimir Krivenko" dc:date-time="2014-07-31T12:12:07"/>
  <VL:version-entry VL:title="Version5" VL:comment="Автоматически сохранённая версия" VL:creator="Vladimir Krivenko" dc:date-time="2014-08-01T11:09:42"/>
  <VL:version-entry VL:title="Version6" VL:comment="Автоматически сохранённая версия" VL:creator="Vladimir Krivenko" dc:date-time="2014-08-25T17:24:20"/>
  <VL:version-entry VL:title="Version7" VL:comment="Автоматически сохранённая версия" VL:creator="Vladimir Krivenko" dc:date-time="2014-08-27T18:12:16"/>
</VL:version-list>
</file>